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F2" style:family="table-cell">
      <style:table-cell-properties fo:background-color="transparent" fo:padding="0.0382in" fo:border-left="none" fo:border-right="0.0007in solid #000000" fo:border-top="none"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ab-stops>
          <style:tab-stop style:position="0.3299in"/>
        </style:tab-stops>
      </style:paragraph-properties>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2"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style:tab-stops>
          <style:tab-stop style:position="0.3299in"/>
        </style:tab-stops>
      </style:paragraph-properties>
    </style:style>
    <style:style style:name="P50" style:family="paragraph" style:parent-style-name="Text_20_body">
      <style:text-properties style:font-name="Arial2" fo:font-size="10pt" fo:font-weight="normal" style:font-size-asian="10pt" style:font-weight-asian="normal" style:font-size-complex="10pt" style:font-weight-complex="normal"/>
    </style:style>
    <style:style style:name="P51"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7" style:family="paragraph" style:parent-style-name="Text_20_body">
      <style:text-properties style:font-name="Courier New" fo:font-style="normal" fo:font-weight="bold" style:font-style-asian="normal" style:font-weight-asian="bold" style:font-style-complex="normal" style:font-weight-complex="bold"/>
    </style:style>
    <style:style style:name="P68"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style:tab-stops>
          <style:tab-stop style:position="0.4937in"/>
          <style:tab-stop style:position="1.0071in"/>
          <style:tab-stop style:position="2.0929in"/>
        </style:tab-stops>
      </style:paragraph-properties>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fo:text-align="start" style:justify-single-word="false" fo:background-color="transparent">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3" style:family="paragraph" style:parent-style-name="Standard">
      <style:text-properties fo:font-style="italic" fo:font-weight="normal" style:font-style-asian="italic" style:font-weight-asian="normal" style:font-style-complex="italic" style:font-weight-complex="normal"/>
    </style:style>
    <style:style style:name="P94" style:family="paragraph" style:parent-style-name="Standard">
      <style:text-properties fo:font-style="italic" style:font-style-asian="italic" style:font-style-complex="italic"/>
    </style:style>
    <style:style style:name="P95" style:family="paragraph" style:parent-style-name="Standard">
      <style:paragraph-properties fo:text-align="center" style:justify-single-word="false"/>
      <style:text-properties fo:font-style="italic" style:font-style-asian="italic" style:font-style-complex="italic"/>
    </style:style>
    <style:style style:name="P96" style:family="paragraph" style:parent-style-name="Standard">
      <style:text-properties style:font-name="Courier New" fo:font-weight="bold" style:font-size-asian="10pt" style:font-weight-asian="bold" style:font-size-complex="10pt" style:font-weight-complex="bold"/>
    </style:style>
    <style:style style:name="P97" style:family="paragraph" style:parent-style-name="Standard">
      <style:text-properties style:font-name="Courier New" fo:font-weight="bold" style:font-weight-asian="bold" style:font-weight-complex="bold"/>
    </style:style>
    <style:style style:name="P98"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paragraph-properties fo:text-align="center" style:justify-single-word="false"/>
    </style:style>
    <style:style style:name="P101" style:family="paragraph" style:parent-style-name="Standard">
      <style:paragraph-properties>
        <style:tab-stops>
          <style:tab-stop style:position="0.3299in"/>
        </style:tab-stops>
      </style:paragraph-properties>
    </style:style>
    <style:style style:name="P102" style:family="paragraph" style:parent-style-name="Standard">
      <style:text-properties fo:font-weight="normal" style:font-weight-asian="normal" style:font-weight-complex="normal"/>
    </style:style>
    <style:style style:name="P103"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4" style:family="paragraph" style:parent-style-name="Standard">
      <style:paragraph-properties>
        <style:tab-stops>
          <style:tab-stop style:position="0.9165in"/>
        </style:tab-stops>
      </style:paragraph-properties>
    </style:style>
    <style:style style:name="P105" style:family="paragraph" style:parent-style-name="Standard">
      <style:paragraph-properties>
        <style:tab-stops>
          <style:tab-stop style:position="0.9335in"/>
        </style:tab-stops>
      </style:paragraph-properties>
    </style:style>
    <style:style style:name="P106"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Standard">
      <style:paragraph-properties fo:break-before="page"/>
    </style:style>
    <style:style style:name="P112" style:family="paragraph" style:parent-style-name="Contents_20_Heading">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402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7.1791in" style:type="right" style:leader-style="dotted" style:leader-text="."/>
        </style:tab-stops>
      </style:paragraph-properties>
    </style:style>
    <style:style style:name="P154"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Text_20_body" style:list-style-name="L1"/>
    <style:style style:name="P157" style:family="paragraph" style:parent-style-name="Text_20_body" style:list-style-name="L2"/>
    <style:style style:name="P158" style:family="paragraph" style:parent-style-name="Text_20_body" style:list-style-name="L2">
      <style:paragraph-properties>
        <style:tab-stops>
          <style:tab-stop style:position="4.5654in"/>
        </style:tab-stops>
      </style:paragraph-properties>
    </style:style>
    <style:style style:name="P159" style:family="paragraph" style:parent-style-name="Text_20_body" style:list-style-name="L2">
      <style:paragraph-properties>
        <style:tab-stops>
          <style:tab-stop style:position="4.4626in"/>
        </style:tab-stops>
      </style:paragraph-properties>
    </style:style>
    <style:style style:name="P160" style:family="paragraph" style:parent-style-name="Text_20_body" style:list-style-name="L2">
      <style:paragraph-properties>
        <style:tab-stops>
          <style:tab-stop style:position="2.5217in"/>
        </style:tab-stops>
      </style:paragraph-properties>
    </style:style>
    <style:style style:name="P161" style:family="paragraph" style:parent-style-name="Text_20_body" style:list-style-name="L2">
      <style:paragraph-properties>
        <style:tab-stops>
          <style:tab-stop style:position="3.9563in"/>
        </style:tab-stops>
      </style:paragraph-properties>
    </style:style>
    <style:style style:name="P162" style:family="paragraph" style:parent-style-name="Text_20_body" style:list-style-name="L4"/>
    <style:style style:name="P163" style:family="paragraph" style:parent-style-name="Text_20_body" style:list-style-name="L6"/>
    <style:style style:name="P164" style:family="paragraph" style:parent-style-name="Text_20_body" style:list-style-name="L7"/>
    <style:style style:name="P16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8" style:family="paragraph" style:parent-style-name="Text_20_body" style:list-style-name="L2">
      <style:paragraph-properties fo:margin-top="0in" fo:margin-bottom="0.0783in">
        <style:tab-stops>
          <style:tab-stop style:position="4.5654in"/>
        </style:tab-stops>
      </style:paragraph-properties>
    </style:style>
    <style:style style:name="P169" style:family="paragraph" style:parent-style-name="Text_20_body" style:list-style-name="L2">
      <style:paragraph-properties fo:margin-top="0in" fo:margin-bottom="0.1575in">
        <style:tab-stops>
          <style:tab-stop style:position="4.5366in"/>
        </style:tab-stops>
      </style:paragraph-properties>
    </style:style>
    <style:style style:name="P170"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1" style:family="paragraph" style:parent-style-name="Text_20_body" style:list-style-name="L2">
      <style:paragraph-properties fo:margin-top="0.1575in" fo:margin-bottom="0.0783in"/>
    </style:style>
    <style:style style:name="P172"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3"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5" style:family="paragraph" style:parent-style-name="Heading_20_3">
      <style:paragraph-properties fo:break-before="page"/>
    </style:style>
    <style:style style:name="P176" style:family="paragraph" style:parent-style-name="Appendix">
      <style:paragraph-properties fo:break-before="page"/>
    </style:style>
    <style:style style:name="P177" style:family="paragraph" style:parent-style-name="Appendix">
      <style:paragraph-properties fo:margin-left="0in" fo:margin-right="0in" fo:text-indent="0in" style:auto-text-indent="false" fo:break-before="page"/>
    </style:style>
    <style:style style:name="P178" style:family="paragraph" style:parent-style-name="Heading_20_2">
      <style:text-properties style:font-name="Arial2" fo:font-size="10pt" style:font-size-asian="10pt" style:font-size-complex="10pt"/>
    </style:style>
    <style:style style:name="P179" style:family="paragraph" style:parent-style-name="Heading_20_2">
      <style:text-properties fo:font-style="normal" fo:font-weight="normal" style:font-style-asian="normal" style:font-weight-asian="normal" style:font-style-complex="normal" style:font-weight-complex="normal"/>
    </style:style>
    <style:style style:name="P180" style:family="paragraph" style:parent-style-name="Heading_20_2">
      <style:paragraph-properties fo:break-before="page"/>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fo:font-style="normal" style:font-style-asian="normal" style:font-style-complex="normal"/>
    </style:style>
    <style:style style:name="P183" style:family="paragraph" style:parent-style-name="Standard" style:list-style-name="L2"/>
    <style:style style:name="P184" style:family="paragraph" style:parent-style-name="Standard" style:list-style-name="L5">
      <style:paragraph-properties fo:margin-top="0in" fo:margin-bottom="0.0783in"/>
    </style:style>
    <style:style style:name="P185" style:family="paragraph">
      <style:paragraph-properties fo:text-align="center"/>
    </style:style>
    <style:style style:name="P18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name-asian="Arial2" style:font-size-asian="10pt" style:font-weight-asian="bold" style:font-name-complex="Arial2"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style:font-name-asian="Arial" style:font-name-complex="Arial"/>
    </style:style>
    <style:style style:name="T143" style:family="text">
      <style:text-properties style:font-name="Arial" style:font-name-asian="DejaVu Sans" style:font-name-complex="DejaVu Sans"/>
    </style:style>
    <style:style style:name="T144" style:family="text">
      <style:text-properties style:font-name="Arial" fo:font-weight="bold" style:font-weight-asian="bold" style:font-weight-complex="bold"/>
    </style:style>
    <style:style style:name="T145" style:family="text">
      <style:text-properties style:font-name="Arial" fo:font-size="10pt" style:font-size-asian="10.5pt"/>
    </style:style>
    <style:style style:name="T146" style:family="text">
      <style:text-properties style:font-name="Arial" fo:font-size="10pt" fo:font-style="normal" fo:font-weight="normal" style:font-size-asian="10.5pt" style:font-weight-asian="normal" style:font-size-complex="10pt" style:font-weight-complex="normal"/>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Electron"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86" svg:width="1.5213in" svg:height="0.4343in" draw:transform="rotate (-0.523598775599386) translate (6.46736111111111in -0.102083333333333in)" draw:corner-radius="0.0783in"><text:p text:style-name="P185"><text:span text:style-name="T154">DRAFT</text:span></text:p></draw:rect><draw:rect text:anchor-type="paragraph" draw:z-index="5" draw:style-name="gr3" draw:text-style-name="P185" svg:width="8.4996in" svg:height="11.0039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6">SKS (Secure Key Store)</text:p>
      <text:p text:style-name="P36">API and Architecture</text:p>
      <text:p text:style-name="P36"/>
      <text:p text:style-name="P36"/>
      <text:p text:style-name="P36"/>
      <text:p text:style-name="P36"/>
      <text:p text:style-name="P36"/>
      <text:p text:style-name="P36"/>
      <text:p text:style-name="P36"/>
      <text:p text:style-name="P36"/>
      <text:p text:style-name="P36"/>
      <text:p text:style-name="P87"/>
      <text:p text:style-name="P87"/>
      <text:p text:style-name="P87"/>
      <text:p text:style-name="P87"/>
      <text:p text:style-name="P87"><draw:frame text:anchor-type="paragraph" draw:z-index="4" draw:style-name="gr2" draw:text-style-name="P187"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2">Table of Contents</text:p>
          </text:index-title>
          <text:h text:style-name="P154" text:outline-level="1"><text:a xlink:type="simple" xlink:href="#__RefHeading__15221_972012461" text:style-name="Internet_20_link" text:visited-style-name="Internet_20_link">1 <text:s/><text:tab/>Introduction<text:tab/>4</text:a></text:h>
          <text:h text:style-name="P154"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4"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Key Protection Objects<text:tab/>8</text:a></text:p>
          <text:p text:style-name="P152"><text:a xlink:type="simple" xlink:href="#__RefHeading__15241_972012461" text:style-name="Internet_20_link" text:visited-style-name="Internet_20_link">3.3<text:tab/>Provisioning Objects<text:tab/>8</text:a></text:p>
          <text:h text:style-name="P154" text:outline-level="1"><text:a xlink:type="simple" xlink:href="#__RefHeading__15243_972012461" text:style-name="Internet_20_link" text:visited-style-name="Internet_20_link">4 <text:s/><text:tab/>Algorithm Support<text:tab/>9</text:a></text:h>
          <text:h text:style-name="P154" text:outline-level="1"><text:a xlink:type="simple" xlink:href="#__RefHeading__15245_972012461" text:style-name="Internet_20_link" text:visited-style-name="Internet_20_link">5 <text:s/><text:tab/>Key Protection Attributes<text:tab/>10</text:a></text:h>
          <text:p text:style-name="P152"><text:a xlink:type="simple" xlink:href="#__RefHeading__15247_972012461" text:style-name="Internet_20_link" text:visited-style-name="Internet_20_link">5.1<text:tab/>Key Export<text:tab/>10</text:a></text:p>
          <text:p text:style-name="P152"><text:a xlink:type="simple" xlink:href="#__RefHeading__15249_972012461" text:style-name="Internet_20_link" text:visited-style-name="Internet_20_link">5.2<text:tab/>Key Delete<text:tab/>10</text:a></text:p>
          <text:p text:style-name="P152"><text:a xlink:type="simple" xlink:href="#__RefHeading__15251_972012461" text:style-name="Internet_20_link" text:visited-style-name="Internet_20_link">5.3<text:tab/>PIN Input Methods<text:tab/>11</text:a></text:p>
          <text:p text:style-name="P152"><text:a xlink:type="simple" xlink:href="#__RefHeading__15253_972012461" text:style-name="Internet_20_link" text:visited-style-name="Internet_20_link">5.4<text:tab/>PIN Patterns<text:tab/>11</text:a></text:p>
          <text:p text:style-name="P152"><text:a xlink:type="simple" xlink:href="#__RefHeading__15255_972012461" text:style-name="Internet_20_link" text:visited-style-name="Internet_20_link">5.5<text:tab/>PIN and PUK Formats<text:tab/>11</text:a></text:p>
          <text:p text:style-name="P152"><text:a xlink:type="simple" xlink:href="#__RefHeading__15257_972012461" text:style-name="Internet_20_link" text:visited-style-name="Internet_20_link">5.6<text:tab/>PIN Grouping<text:tab/>12</text:a></text:p>
          <text:p text:style-name="P152"><text:a xlink:type="simple" xlink:href="#__RefHeading__15259_972012461" text:style-name="Internet_20_link" text:visited-style-name="Internet_20_link">5.7<text:tab/>Key Application Usage<text:tab/>12</text:a></text:p>
          <text:p text:style-name="P152"><text:a xlink:type="simple" xlink:href="#__RefHeading__15261_972012461" text:style-name="Internet_20_link" text:visited-style-name="Internet_20_link">5.8<text:tab/>Biometric Protection<text:tab/>13</text:a></text:p>
          <text:h text:style-name="P154"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4"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soft-page-break/><text:a xlink:type="simple" xlink:href="#__RefHeading__15281_972012461" text:style-name="Internet_20_link" text:visited-style-name="Internet_20_link">signProvisioningSessionData [6]<text:tab/>28</text:a></text:p>
          <text:p text:style-name="P153"><text:a xlink:type="simple" xlink:href="#__RefHeading__15283_972012461" text:style-name="Internet_20_link" text:visited-style-name="Internet_20_link">createPUKPolicy [7]<text:tab/>29</text:a></text:p>
          <text:p text:style-name="P153"><text:a xlink:type="simple" xlink:href="#__RefHeading__15285_972012461" text:style-name="Internet_20_link" text:visited-style-name="Internet_20_link">createPINPolicy [8]<text:tab/>30</text:a></text:p>
          <text:p text:style-name="P153"><text:a xlink:type="simple" xlink:href="#__RefHeading__15287_972012461" text:style-name="Internet_20_link" text:visited-style-name="Internet_20_link">createKeyEntry [9]<text:tab/>31</text:a></text:p>
          <text:p text:style-name="P153"><text:a xlink:type="simple" xlink:href="#__RefHeading__15289_972012461" text:style-name="Internet_20_link" text:visited-style-name="Internet_20_link">getKeyHandle [10]<text:tab/>35</text:a></text:p>
          <text:p text:style-name="P153"><text:a xlink:type="simple" xlink:href="#__RefHeading__15291_972012461" text:style-name="Internet_20_link" text:visited-style-name="Internet_20_link">setCertificatePath [11]<text:tab/>36</text:a></text:p>
          <text:p text:style-name="P153"><text:a xlink:type="simple" xlink:href="#__RefHeading__15293_972012461" text:style-name="Internet_20_link" text:visited-style-name="Internet_20_link">setSymmetricKey [12]<text:tab/>38</text:a></text:p>
          <text:p text:style-name="P153"><text:a xlink:type="simple" xlink:href="#__RefHeading__15295_972012461" text:style-name="Internet_20_link" text:visited-style-name="Internet_20_link">addExtension [13]<text:tab/>40</text:a></text:p>
          <text:p text:style-name="P153"><text:a xlink:type="simple" xlink:href="#__RefHeading__15297_972012461" text:style-name="Internet_20_link" text:visited-style-name="Internet_20_link">restorePrivateKey [14]<text:tab/>43</text:a></text:p>
          <text:p text:style-name="P153"><text:a xlink:type="simple" xlink:href="#__RefHeading__15299_972012461" text:style-name="Internet_20_link" text:visited-style-name="Internet_20_link">pp_deleteKey [50]<text:tab/>44</text:a></text:p>
          <text:p text:style-name="P153"><text:a xlink:type="simple" xlink:href="#__RefHeading__15301_972012461" text:style-name="Internet_20_link" text:visited-style-name="Internet_20_link">pp_unlockKey [51]<text:tab/>46</text:a></text:p>
          <text:p text:style-name="P153"><text:a xlink:type="simple" xlink:href="#__RefHeading__15303_972012461" text:style-name="Internet_20_link" text:visited-style-name="Internet_20_link">pp_updateKey [52]<text:tab/>47</text:a></text:p>
          <text:p text:style-name="P153"><text:a xlink:type="simple" xlink:href="#__RefHeading__15305_972012461" text:style-name="Internet_20_link" text:visited-style-name="Internet_20_link">pp_cloneKeyProtection [53]<text:tab/>48</text:a></text:p>
          <text:p text:style-name="P153"><text:a xlink:type="simple" xlink:href="#__RefHeading__15307_972012461" text:style-name="Internet_20_link" text:visited-style-name="Internet_20_link">enumerateKeys [70]<text:tab/>49</text:a></text:p>
          <text:p text:style-name="P153"><text:a xlink:type="simple" xlink:href="#__RefHeading__15309_972012461" text:style-name="Internet_20_link" text:visited-style-name="Internet_20_link">getKeyAttributes [71]<text:tab/>50</text:a></text:p>
          <text:p text:style-name="P153"><text:a xlink:type="simple" xlink:href="#__RefHeading__15311_972012461" text:style-name="Internet_20_link" text:visited-style-name="Internet_20_link">getKeyProtectionInfo [72]<text:tab/>51</text:a></text:p>
          <text:p text:style-name="P153"><text:a xlink:type="simple" xlink:href="#__RefHeading__15313_972012461" text:style-name="Internet_20_link" text:visited-style-name="Internet_20_link">getExtension [73]<text:tab/>53</text:a></text:p>
          <text:p text:style-name="P153"><text:a xlink:type="simple" xlink:href="#__RefHeading__15315_972012461" text:style-name="Internet_20_link" text:visited-style-name="Internet_20_link">setProperty [74]<text:tab/>54</text:a></text:p>
          <text:p text:style-name="P153"><text:a xlink:type="simple" xlink:href="#__RefHeading__15317_972012461" text:style-name="Internet_20_link" text:visited-style-name="Internet_20_link">deleteKey [80]<text:tab/>55</text:a></text:p>
          <text:p text:style-name="P153"><text:a xlink:type="simple" xlink:href="#__RefHeading__15319_972012461" text:style-name="Internet_20_link" text:visited-style-name="Internet_20_link">exportKey [81]<text:tab/>56</text:a></text:p>
          <text:p text:style-name="P153"><text:a xlink:type="simple" xlink:href="#__RefHeading__15321_972012461" text:style-name="Internet_20_link" text:visited-style-name="Internet_20_link">unlockKey [82]<text:tab/>57</text:a></text:p>
          <text:p text:style-name="P153"><text:a xlink:type="simple" xlink:href="#__RefHeading__15323_972012461" text:style-name="Internet_20_link" text:visited-style-name="Internet_20_link">changePIN [83]<text:tab/>58</text:a></text:p>
          <text:p text:style-name="P153"><text:a xlink:type="simple" xlink:href="#__RefHeading__15325_972012461" text:style-name="Internet_20_link" text:visited-style-name="Internet_20_link">setPIN [84]<text:tab/>59</text:a></text:p>
          <text:p text:style-name="P153"><text:a xlink:type="simple" xlink:href="#__RefHeading__15327_972012461" text:style-name="Internet_20_link" text:visited-style-name="Internet_20_link">signHashedData [100]<text:tab/>60</text:a></text:p>
          <text:p text:style-name="P153"><text:a xlink:type="simple" xlink:href="#__RefHeading__15329_972012461" text:style-name="Internet_20_link" text:visited-style-name="Internet_20_link">asymmetricKeyDecrypt [101]<text:tab/>61</text:a></text:p>
          <text:p text:style-name="P153"><text:a xlink:type="simple" xlink:href="#__RefHeading__15331_972012461" text:style-name="Internet_20_link" text:visited-style-name="Internet_20_link">keyAgreement [102]<text:tab/>62</text:a></text:p>
          <text:p text:style-name="P153"><text:a xlink:type="simple" xlink:href="#__RefHeading__15333_972012461" text:style-name="Internet_20_link" text:visited-style-name="Internet_20_link">performHMAC [103]<text:tab/>63</text:a></text:p>
          <text:p text:style-name="P153"><text:a xlink:type="simple" xlink:href="#__RefHeading__15335_972012461" text:style-name="Internet_20_link" text:visited-style-name="Internet_20_link">symmetricKeyEncrypt [104]<text:tab/>64</text:a></text:p>
          <text:p text:style-name="P153"><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81"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0"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8">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8">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8">If another User API is used the only requirement is that the key objects created by the provisioning API, are compatible with the former.</text:p>
      <text:p text:style-name="P38"/>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9">Ideally an SKS container should be able dealing with power-failures regardless when they occur.</text:p>
      <text:h text:style-name="P180"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9">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9"/>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9"/>
      <text:p text:style-name="P49"/>
      <text:h text:style-name="P181" text:outline-level="1"><text:bookmark text:name="__RefHeading__15235_972012461"/>Objects<text:bookmark-end text:name="__RefHeading__15235_972012461"/></text:h>
      <text:p text:style-name="P38">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8">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8"/>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4"> secret key defined by calling </text:span><text:span text:style-name="CrossRef"><text:span text:style-name="T94"><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3"/>
      <text:p text:style-name="Text_20_body"><text:span text:style-name="T94">Note that key management operations always involve an entire key entry; </text:span><text:span text:style-name="T2">individual elements cannot be managed</text:span><text:span text:style-name="T94">.</text:span></text:p>
      <text:h text:style-name="P18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3">Management of device PINs and PUKs is out of scope for the SKS API</text:span><text:span text:style-name="T7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8"><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CrossRef"><text:span text:style-name="T22">.</text:span></text:span></text:p>
      <text:h text:style-name="P181"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2">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2">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2">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2">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2">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2">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setSymmetricKey</text:reference-ref></text:span></text:span></text:p>
          </table:table-cell>
        </table:table-row>
      </table:table>
      <text:p text:style-name="P41"/>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82"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0"/>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1"/>
      <text:p text:style-name="P59">Also see <text:span text:style-name="CrossRef"><text:reference-ref text:reference-format="text" text:ref-name="deletekey">deleteKey</text:reference-ref></text:span>.</text:p>
      <text:p text:style-name="P49"/>
      <text:h text:style-name="P18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1"/>
      <text:p text:style-name="P42">Note that this policy attribute requires that the middleware is “cooperative” to be enforced.</text:p>
      <text:p text:style-name="P42"/>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1"/>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1">For organizations having very strict or unusual requirements on PIN patterns, it is <text:span text:style-name="T53">recommended</text:span> letting the user define PINs during enrollment in a web application and then deploy issuer-set PIN codes during provisioning.</text:p>
      <text:p text:style-name="P41"/>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1"/>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1"/>
      <text:p text:style-name="P38">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8"/>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1"/>
      <text:p text:style-name="P41">Enforcement of <text:span text:style-name="CrossRef"><text:reference-ref text:reference-format="text" text:ref-name="keyusage.attr">AppUsage</text:reference-ref></text:span> is up to each <text:span text:style-name="T2">application</text:span> to perform.</text:p>
      <text:p text:style-name="P41">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1">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4">recommended</text:span><text:span text:style-name="T102"> interpretation of PIN GUI “hints”:</text:span></text:p>
      <text:p text:style-name="P102"/>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0"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8"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1"><text:reference-ref text:reference-format="text" text:ref-name="user.api">User API</text:reference-ref></text:span></text:span><text:span text:style-name="T58"> methods like </text:span><text:span text:style-name="CrossRef"><text:span text:style-name="T141"><text:reference-ref text:reference-format="text" text:ref-name="signdata">signHashedData</text:reference-ref></text:span></text:span><text:span text:style-name="T58">.</text:span></text:p>
      <text:h text:style-name="P18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1">MethodName</text:span><text:span text:style-name="T57"> || </text:span><text:span text:style-name="CrossRef"><text:reference-ref text:reference-format="text" text:ref-name="mac.seq.cnt">MACSequenceCounter</text:reference-ref></text:span><text:span text:style-name="T57">, </text:span><text:span text:style-name="T81">Data</text:span><text:span text:style-name="T57">)</text:span></text:p>
      <text:p text:style-name="Text_20_body"><text:span text:style-name="T81">MethodName</text:span><text:span text:style-name="T57"> is the string literal of the target method like </text:span><text:span text:style-name="T105">"closeProvisioningSession"</text:span><text:span text:style-name="T57">,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4"><text:reference-ref text:reference-format="text" text:ref-name="key.mgr.key">KeyManagementKey</text:reference-ref></text:span></text:span><text:span text:style-name="T62">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2">) according to the following:</text:span></text:p>
      <text:p text:style-name="P71"><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3">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0450499" text:style-name="L1">
        <text:list-item>
          <text:p text:style-name="P156"><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56"><text:span text:style-name="T61">Sign</text:span><text:span text:style-name="T62"> </text:span><text:span text:style-name="T64">must</text:span><text:span text:style-name="T62"> use an </text:span><text:span text:style-name="CrossRef"><text:span text:style-name="T94"><text:reference-ref text:reference-format="text" text:ref-name="pkcs1">PKCS #1</text:reference-ref></text:span></text:span><text:span text:style-name="T62"> RSASSA signature for RSA keys and </text:span><text:span text:style-name="CrossRef"><text:span text:style-name="T94"><text:reference-ref text:reference-format="text" text:ref-name="ECDSA">ECDSA</text:reference-ref></text:span></text:span><text:span text:style-name="T62"> for EC keys with the </text:span><text:span text:style-name="T61">private key</text:span><text:span text:style-name="T62"> associated with </text:span><text:span text:style-name="T108">KeyManagementKey</text:span><text:span text:style-name="T62">, and utilizing </text:span><text:span text:style-name="CrossRef"><text:span text:style-name="T94"><text:reference-ref text:reference-format="text" text:ref-name="SHA256">SHA256</text:reference-ref></text:span></text:span><text:span text:style-name="T62"> as hash function</text:span></text:p>
        </text:list-item>
        <text:list-item>
          <text:p text:style-name="P156">An SKS <text:span text:style-name="T64">must</text:span><text:span text:style-name="T62"> verify that the signature validates with respect to the </text:span><text:span text:style-name="T61">public key</text:span><text:span text:style-name="T62"> (</text:span><text:span text:style-name="T108">KeyManagementKey</text:span><text:span text:style-name="T62">) as well as checking that </text:span><text:span text:style-name="CrossRef"><text:span text:style-name="T94"><text:reference-ref text:reference-format="text" text:ref-name="eecert">End-Entity Certificate</text:reference-ref></text:span></text:span><text:span text:style-name="T62"> matches </text:span><text:span text:style-name="T108">TargetKeyHandle</text:span></text:p>
        </text:list-item>
        <text:list-item>
          <text:p text:style-name="P156"><text:span text:style-name="T62">If a </text:span><text:span text:style-name="CrossRef"><text:span text:style-name="T94"><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6"><text:span text:style-name="T62">The provisioning session </text:span><text:span text:style-name="T64">must</text:span><text:span text:style-name="T62"> be aborted if the </text:span><text:span text:style-name="CrossRef"><text:span text:style-name="T94"><text:reference-ref text:reference-format="text" text:ref-name="privacy.enabled">PrivacyEnabled</text:reference-ref></text:span></text:span><text:span text:style-name="T62"> flag differs between the original and the updating session.</text:span></text:p>
        </text:list-item>
      </text:list>
      <text:h text:style-name="P181" text:outline-level="1"><text:bookmark text:name="__RefHeading__135131_2109382754"/>Detailed Operation<text:bookmark-end text:name="__RefHeading__135131_2109382754"/></text:h>
      <text:p text:style-name="P49">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6">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6">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80"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90">⁮[</text:span><text:span text:style-name="T92"> </text:span><text:span text:style-name="T90">]</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2">≥</text:span><text:span text:style-name="T143">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7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5">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5"><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6">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row table:style-name="Table49.2">
          <table:table-cell table:style-name="Table49.A2" office:value-type="string">
            <text:p text:style-name="P17">ConnectionPort</text:p>
          </table:table-cell>
          <table:table-cell table:style-name="Table49.A2" office:value-type="string">
            <text:p text:style-name="P3">byte[<text:span text:style-name="T91"> </text:span>]</text:p>
          </table:table-cell>
          <table:table-cell table:style-name="Table49.C2" office:value-type="string">
            <text:p text:style-name="Standard">Tells which port the SKS is connected to. <text:s/>See <text:span text:style-name="CrossRef"><text:reference-ref text:reference-format="text" text:ref-name="conn.port">ConnectionPort</text:reference-ref></text:span></text:p>
          </table:table-cell>
        </table:table-row>
      </table:table>
      <text:p text:style-name="P49"/>
      <text:p text:style-name="P49"><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20"> path </text:span><text:span text:style-name="T68">does though not have to be complete (include all upper-level CAs).</text:span></text:p>
      <text:p text:style-name="Text_20_body"><text:span text:style-name="T108">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1">CryptoDataSize</text:span><text:reference-mark-end text:name="cryptodatasize"/> of at least 16384 bytes.</text:p>
      <text:p text:style-name="P68">For EC key generation see <text:span text:style-name="CrossRef"><text:reference-ref text:reference-format="text" text:ref-name="elliptic.curves">Elliptic Curves</text:reference-ref></text:span>.</text:p>
      <text:p text:style-name="P41"/>
      <text:p text:style-name="P103"/>
      <text:p text:style-name="P103"/>
      <text:p text:style-name="P108">Continued on the next page...</text:p>
      <text:p text:style-name="P109"><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Standard"/>
      <text:p text:style-name="P17"/>
      <text:p text:style-name="Text_20_body"><text:reference-mark-start text:name="conn.port"/><text:span text:style-name="T105">ConnectionPort</text:span><text:reference-mark-end text:name="conn.port"/> holds a system-dependent string telling which logical or physical port the SKS is connected to. <text:s/>This information is usually <text:span text:style-name="T2">not</text:span> gathered from the SKS device itself, but from the calling environment. <text:s/>Suitable strings include “USB:4”, “COM3”, “TCP:192.168.0.45”, “/dev/term3”, “PCI:2”, “Embedded”, “SIM”, “http://net-hsm/sks”.</text:p>
      <text:h text:style-name="P17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8">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98">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5">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9"/>
      <text:p text:style-name="P49"><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1"/>
      <text:p text:style-name="P103"/>
      <text:p text:style-name="P41"/>
      <text:p text:style-name="P41"/>
      <text:p text:style-name="P93">Continued on the next page...</text:p>
      <text:p text:style-name="P93"/>
      <text:p text:style-name="P111">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0436447" text:style-name="L2">
              <text:list-item>
                <text:p text:style-name="P165">Generate a for this SKS <text:span text:style-name="T2">unique</text:span> <text:span text:style-name="T105">ClientSessionID</text:span></text:p>
              </text:list-item>
              <text:list-item>
                <text:p text:style-name="P158">Output <text:span text:style-name="T105">ClientSessionID</text:span></text:p>
              </text:list-item>
              <text:list-item>
                <text:p text:style-name="P158">Generate an <text:span text:style-name="T2">ephemeral</text:span> ECDH key-pair <text:span text:style-name="T105">EKP</text:span> using <text:span text:style-name="T2">the same named curve</text:span> as <text:span text:style-name="T105">ServerEphemeralKey</text:span></text:p>
              </text:list-item>
              <text:list-item>
                <text:p text:style-name="P157">Output <text:span text:style-name="T111">ClientEphemeralKey</text:span> = <text:span text:style-name="T113">EKP.PublicKey</text:span></text:p>
              </text:list-item>
              <text:list-item>
                <text:p text:style-name="P158">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9">Define internal variable: byte[32] <text:reference-mark-start text:name="sess.key"/><text:span text:style-name="T105">SessionKey</text:span><text:reference-mark-end text:name="sess.key"/></text:p>
              </text:list-item>
              <text:list-item>
                <text:p text:style-name="P160">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61"><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8">Define internal variable: short <text:reference-mark-start text:name="mac.seq.cnt"/><text:span text:style-name="T105">MACSequenceCounter</text:span><text:reference-mark-end text:name="mac.seq.cnt"/> and set it to <text:span text:style-name="T2">zero</text:span></text:p>
              </text:list-item>
              <text:list-item>
                <text:p text:style-name="P168"><text:span text:style-name="T57">Store </text:span><text:span text:style-name="T105">SessionKey</text:span><text:span text:style-name="T57">, </text:span><text:span text:style-name="T105">Algorithm</text:span><text:span text:style-name="T57">, </text:span><text:span text:style-name="T105">PrivacyEnabled</text:span><text:span text:style-name="T57">, </text:span><text:span text:style-name="T105">MACSequenceCounter</text:span><text:span text:style-name="T57">, </text:span><text:span text:style-name="T105">ClientSessionID</text:span><text:span text:style-name="T57">, </text:span><text:span text:style-name="T105">ServerSessionID</text:span><text:span text:style-name="T57">, </text:span><text:span text:style-name="T105">IssuerURI</text:span><text:span text:style-name="T57">, </text:span><text:span text:style-name="T105">KeyManagementKey</text:span><text:span text:style-name="T57">, </text:span><text:span text:style-name="T111">ClientTime</text:span><text:span text:style-name="T57">, </text:span><text:span text:style-name="T105">SessionLifeTime</text:span><text:span text:style-name="T57"> and </text:span><text:span text:style-name="T105">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5">ProvisioningHandle</text:span></text:p>
              </text:list-item>
              <text:list-item>
                <text:p text:style-name="P169">Output <text:span text:style-name="T105">ProvisioningHandle</text:span></text:p>
              </text:list-item>
            </text:list>
            <text:p text:style-name="P129"><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3"/>
      <text:p text:style-name="Text_20_body"><text:span text:style-name="T94">Creation of a session key is an </text:span><text:span text:style-name="T2">atomic</text:span><text:span text:style-name="T94"> operation.</text:span></text:p>
      <text:p text:style-name="P101"/>
      <text:p text:style-name="P41"/>
      <text:p text:style-name="P41"/>
      <text:p text:style-name="P41"/>
      <text:p text:style-name="P48">Continued on the next page...</text:p>
      <text:p text:style-name="P110">Remarks</text:p>
      <text:p text:style-name="P43">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3">An SKS <text:span text:style-name="T53">should</text:span> only constrain the number of simultaneous sessions due to lack of storage.</text:p>
      <text:p text:style-name="P43">A provisioning session <text:span text:style-name="T53">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3">Using </text:span><text:span text:style-name="CrossRef"><text:span text:style-name="T94"><text:reference-ref text:reference-format="text" text:ref-name="keygen2">KeyGen2</text:reference-ref></text:span></text:span><text:span text:style-name="T63"> </text:span><text:reference-mark-start text:name="issueruri"/><text:span text:style-name="T108">IssuerURI</text:span><text:reference-mark-end text:name="issueruri"/><text:span text:style-name="T63"> is the URL to which the result of this method is POSTe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6">must</text:span><text:span text:style-name="T63"> be in </text:span><text:span text:style-name="CrossRef"><text:span text:style-name="T94"><text:reference-ref text:reference-format="text" text:ref-name="X.509">X.509</text:reference-ref></text:span></text:span><text:span text:style-name="T63"> DER format and </text:span><text:span text:style-name="T66">must</text:span><text:span text:style-name="T63"> match the </text:span><text:span text:style-name="CrossRef"><text:span text:style-name="T94"><text:reference-ref text:reference-format="text" text:ref-name="elliptic.curves">Elliptic Curves</text:reference-ref></text:span></text:span><text:span text:style-name="T63">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3"><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setSymmetricKey</text:reference-ref></text:span></text:span><text:span text:style-name="T94"> and </text:span><text:span text:style-name="CrossRef"><text:span text:style-name="T94"><text:reference-ref text:reference-format="text" text:ref-name="pp.delkey">pp_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3"> in </text:span><text:span text:style-name="CrossRef"><text:span text:style-name="T94"><text:reference-ref text:reference-format="text" text:ref-name="X.509">X.509</text:reference-ref></text:span></text:span><text:span text:style-name="T63">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3">Continued on the next page...</text:p>
      <text:p text:style-name="P94"/>
      <text:p text:style-name="P111">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0464121" text:continue-numbering="true" text:style-name="L2">
              <text:list-item>
                <text:p text:style-name="P171">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8">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70"><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8">,<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1">If all tests above succeed the issuer server may continue with the actual provisioning process.</text:p>
      <text:p text:style-name="P41">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4">Continued on the next page...</text:p>
      <text:p text:style-name="P111"><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4">&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2"><text:span text:style-name="T123"><text:s text:c="4"/>&lt;</text:span><text:span text:style-name="T37">ServerEphemeralKey</text:span><text:span text:style-name="T123">&gt;<text:line-break/></text:span><text:span text:style-name="T128"> <text:s text:c="7"/>&lt;</text:span><text:span text:style-name="T136">ds11</text:span><text:span text:style-name="T128">:</text:span><text:span text:style-name="T37">ECKeyValue</text:span><text:span text:style-name="T128">&gt;</text:span></text:p>
            <text:p text:style-name="P72"><text:s text:c="12"/>&lt;<text:span text:style-name="T131">ds11</text:span><text:span text:style-name="T122">:</text:span><text:span text:style-name="T37">NamedCurve</text:span> <text:span text:style-name="T46">URI</text:span>="urn:oid:1.2.840.10045.3.1.7"/&gt;</text:p>
            <text:p text:style-name="P72"><text:s text:c="12"/>&lt;<text:span text:style-name="T131">ds11</text:span><text:span text:style-name="T122">:</text:span><text:span text:style-name="T37">PublicKey</text:span>&gt;<text:span text:style-name="T122">JK/mSALhBpUjjPAe/ … fXG8z17eZV3mVDZTBM</text:span>&lt;/<text:span text:style-name="T131">ds11</text:span><text:span text:style-name="T122">:</text:span><text:span text:style-name="T37">PublicKey</text:span>&gt;</text:p>
            <text:p text:style-name="P72"><text:s text:c="8"/>&lt;/<text:span text:style-name="T131">ds11</text:span><text:span text:style-name="T122">:</text:span><text:span text:style-name="T37">ECKeyValue</text:span>&gt;</text:p>
            <text:p text:style-name="P72"><text:span text:style-name="T123"><text:s text:c="4"/>&lt;/</text:span><text:span text:style-name="T37">ServerEphemeralKey</text:span><text:span text:style-name="T123">&gt;<text:line-break/> <text:s text:c="3"/>&lt;</text:span><text:span text:style-name="T37">KeyManagementKey</text:span><text:span text:style-name="T123">&gt;</text:span></text:p>
            <text:p text:style-name="P72"><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2"><text:span text:style-name="T123"><text:s text:c="4"/>&lt;/</text:span><text:span text:style-name="T37">KeyManagementKey</text:span><text:span text:style-name="T123">&gt;<text:line-break/></text:span></text:p>
            <text:p text:style-name="P86"><text:span text:style-name="T123">&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6">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1"/>
      <text:p text:style-name="P103"/>
      <text:p text:style-name="P41"/>
      <text:p text:style-name="P41"/>
      <text:p text:style-name="P63">Continued on the next page...</text:p>
      <text:p text:style-name="P111"><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4">&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7"><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7"><text:line-break/></text:span></text:p>
            <text:p text:style-name="P72"><text:span text:style-name="T123"><text:s text:c="4"/>&lt;</text:span><text:span text:style-name="T37">ClientEphemeralKey</text:span><text:span text:style-name="T123">&gt;<text:line-break/> <text:s text:c="4"/></text:span><text:span text:style-name="T128"><text:s text:c="3"/>&lt;</text:span><text:span text:style-name="T136">ds11</text:span><text:span text:style-name="T128">:</text:span><text:span text:style-name="T37">ECKeyValue</text:span><text:span text:style-name="T128">&gt;</text:span></text:p>
            <text:p text:style-name="P72"><text:s text:c="12"/>&lt;<text:span text:style-name="T131">ds11</text:span><text:span text:style-name="T122">:</text:span><text:span text:style-name="T37">NamedCurve</text:span> <text:span text:style-name="T46">URI</text:span>="urn:oid:1.2.840.10045.3.1.7"/&gt;</text:p>
            <text:p text:style-name="P72"><text:s text:c="12"/>&lt;<text:span text:style-name="T131">ds11</text:span><text:span text:style-name="T122">:</text:span><text:span text:style-name="T37">PublicKey</text:span>&gt;<text:span text:style-name="T123">PRZre90SQLp … 16m9FokKxV3F40Y=</text:span>&lt;/<text:span text:style-name="T131">ds11</text:span><text:span text:style-name="T122">:</text:span><text:span text:style-name="T37">PublicKey</text:span>&gt;</text:p>
            <text:p text:style-name="P72"><text:s text:c="8"/>&lt;/<text:span text:style-name="T131">ds11</text:span><text:span text:style-name="T122">:</text:span><text:span text:style-name="T37">ECKeyValue</text:span>&gt;</text:p>
            <text:p text:style-name="P72"><text:span text:style-name="T123"><text:s text:c="4"/>&lt;/</text:span><text:span text:style-name="T37">ClientEphemeralKey</text:span><text:span text:style-name="T123">&gt;<text:line-break/> <text:s text:c="3"/>&lt;</text:span><text:span text:style-name="T37">DeviceCertificatePath</text:span><text:span text:style-name="T123">&gt; </text:span></text:p>
            <text:p text:style-name="P72"><text:span text:style-name="T123"><text:s text:c="8"/>&lt;</text:span><text:span text:style-name="T132">ds</text:span><text:span text:style-name="T123">:</text:span><text:span text:style-name="T37">X509Data</text:span><text:span text:style-name="T123">&gt; </text:span></text:p>
            <text:p text:style-name="P72"><text:span text:style-name="T123"><text:s text:c="12"/>&lt;</text:span><text:span text:style-name="T132">ds</text:span><text:span text:style-name="T123">:</text:span><text:span text:style-name="T37">X509Certificate</text:span><text:span text:style-name="T123">&gt;MIIC2TCCAcGgAwIBAg ... hugc53W4nNzggt2w==&lt;/</text:span><text:span text:style-name="T132">ds</text:span><text:span text:style-name="T123">:</text:span><text:span text:style-name="T37">X509Certificate</text:span><text:span text:style-name="T123">&gt; </text:span></text:p>
            <text:p text:style-name="P72"><text:span text:style-name="T123"><text:s text:c="8"/>&lt;/</text:span><text:span text:style-name="T132">ds</text:span><text:span text:style-name="T123">:</text:span><text:span text:style-name="T37">X509Data</text:span><text:span text:style-name="T123">&gt; </text:span></text:p>
            <text:p text:style-name="P72"><text:span text:style-name="T123"><text:s text:c="4"/>&lt;/</text:span><text:span text:style-name="T37">DeviceCertificatePath</text:span><text:span text:style-name="T123">&gt;</text:span></text:p>
            <text:p text:style-name="P72"><text:span text:style-name="T123"><text:s text:c="4"/>&lt;</text:span><text:span text:style-name="T132">ds</text:span><text:span text:style-name="T123">:</text:span><text:span text:style-name="T37">Signature</text:span><text:span text:style-name="T123">&gt; </text:span></text:p>
            <text:p text:style-name="P72"><text:span text:style-name="T123"><text:s text:c="8"/>&lt;</text:span><text:span text:style-name="T136">ds</text:span><text:span text:style-name="T37">:SignedInfo</text:span><text:span text:style-name="T123">&gt; </text:span></text:p>
            <text:p text:style-name="P72"><text:span text:style-name="T123"><text:s text:c="12"/>&lt;</text:span><text:span text:style-name="T136">ds</text:span><text:span text:style-name="T37">:CanonicalizationMethod</text:span><text:span text:style-name="T123"> </text:span><text:span text:style-name="T46">Algorithm</text:span><text:span text:style-name="T123">="http://www.w3.org/2001/10/xml-exc-c14n#"/&gt; </text:span></text:p>
            <text:p text:style-name="P72"><text:span text:style-name="T123"><text:s text:c="12"/>&lt;</text:span><text:span text:style-name="T136">ds</text:span><text:span text:style-name="T37">:SignatureMethod</text:span><text:span text:style-name="T123"> </text:span><text:span text:style-name="T46">Algorithm</text:span><text:span text:style-name="T123">="http://www.w3.org/2001/04/xmldsig-more#hmac-sha256"/&gt; </text:span></text:p>
            <text:p text:style-name="P72"><text:span text:style-name="T123"><text:s text:c="12"/>&lt;</text:span><text:span text:style-name="T132">ds</text:span><text:span text:style-name="T123">:</text:span><text:span text:style-name="T37">Reference</text:span><text:span text:style-name="T123"> </text:span><text:span text:style-name="T46">URI</text:span><text:span text:style-name="T123">="#</text:span><text:span text:style-name="T13">_126992b6 … a8a6b484db8f</text:span><text:span text:style-name="T123">"&gt; </text:span></text:p>
            <text:p text:style-name="P72"><text:span text:style-name="T123"><text:s text:c="16"/>&lt;</text:span><text:span text:style-name="T132">ds</text:span><text:span text:style-name="T123">:</text:span><text:span text:style-name="T37">Transforms</text:span><text:span text:style-name="T123">&gt; </text:span></text:p>
            <text:p text:style-name="P72"><text:span text:style-name="T123"><text:s text:c="20"/>&lt;</text:span><text:span text:style-name="T132">ds</text:span><text:span text:style-name="T123">:</text:span><text:span text:style-name="T37">Transform</text:span><text:span text:style-name="T123"> </text:span><text:span text:style-name="T46">Algorithm</text:span><text:span text:style-name="T123">="http://www.w3.org/2000/09/xmldsig#enveloped-signature"/&gt; </text:span></text:p>
            <text:p text:style-name="P72"><text:span text:style-name="T123"><text:s text:c="20"/>&lt;</text:span><text:span text:style-name="T132">ds</text:span><text:span text:style-name="T123">:</text:span><text:span text:style-name="T37">Transform</text:span><text:span text:style-name="T123"> </text:span><text:span text:style-name="T46">Algorithm</text:span><text:span text:style-name="T123">="http://www.w3.org/2001/10/xml-exc-c14n#"/&gt; </text:span></text:p>
            <text:p text:style-name="P72"><text:span text:style-name="T123"><text:s text:c="16"/>&lt;/</text:span><text:span text:style-name="T132">ds</text:span><text:span text:style-name="T123">:</text:span><text:span text:style-name="T37">Transforms</text:span><text:span text:style-name="T123">&gt; </text:span></text:p>
            <text:p text:style-name="P72"><text:span text:style-name="T123"><text:s text:c="16"/>&lt;</text:span><text:span text:style-name="T132">ds</text:span><text:span text:style-name="T123">:</text:span><text:span text:style-name="T37">DigestMethod</text:span><text:span text:style-name="T123"> </text:span><text:span text:style-name="T46">Algorithm</text:span><text:span text:style-name="T123">="http://www.w3.org/2001/04/xmlenc#sha256"/&gt; </text:span></text:p>
            <text:p text:style-name="P72"><text:span text:style-name="T123"><text:s text:c="16"/>&lt;</text:span><text:span text:style-name="T132">ds</text:span><text:span text:style-name="T123">:</text:span><text:span text:style-name="T37">DigestValue</text:span><text:span text:style-name="T123">&gt;yLD0zNA48Xt9xXNHuBUlK0hL51zn0SYj2IfDXm42PLc=&lt;/</text:span><text:span text:style-name="T132">ds</text:span><text:span text:style-name="T123">:</text:span><text:span text:style-name="T37">DigestValue</text:span><text:span text:style-name="T123">&gt; </text:span></text:p>
            <text:p text:style-name="P72"><text:span text:style-name="T123"><text:s text:c="12"/>&lt;/</text:span><text:span text:style-name="T132">ds</text:span><text:span text:style-name="T123">:</text:span><text:span text:style-name="T37">Reference</text:span><text:span text:style-name="T123">&gt; </text:span></text:p>
            <text:p text:style-name="P72"><text:span text:style-name="T123"><text:s text:c="8"/>&lt;/</text:span><text:span text:style-name="T132">ds</text:span><text:span text:style-name="T123">:</text:span><text:span text:style-name="T37">SignedInfo</text:span><text:span text:style-name="T123">&gt; </text:span></text:p>
            <text:p text:style-name="P72"><text:span text:style-name="T123"><text:s text:c="8"/>&lt;</text:span><text:span text:style-name="T132">ds</text:span><text:span text:style-name="T123">:</text:span><text:span text:style-name="T37">SignatureValue</text:span><text:span text:style-name="T123">&gt;aRiSdmrn/KgtjqtTReF+6DOuIemRuw2xV9yuOPAlMj8=&lt;/</text:span><text:span text:style-name="T132">ds</text:span><text:span text:style-name="T123">:</text:span><text:span text:style-name="T37">SignatureValue</text:span><text:span text:style-name="T123">&gt; </text:span></text:p>
            <text:p text:style-name="P72"><text:span text:style-name="T123"><text:s text:c="8"/>&lt;</text:span><text:span text:style-name="T132">ds</text:span><text:span text:style-name="T123">:</text:span><text:span text:style-name="T37">KeyInfo</text:span><text:span text:style-name="T123">&gt;</text:span></text:p>
            <text:p text:style-name="P72"><text:span text:style-name="T123"><text:s text:c="12"/>&lt;</text:span><text:span text:style-name="T132">ds</text:span><text:span text:style-name="T123">:</text:span><text:span text:style-name="T37">KeyName</text:span><text:span text:style-name="T123">&gt;derived-session-key&lt;/</text:span><text:span text:style-name="T132">ds</text:span><text:span text:style-name="T123">:</text:span><text:span text:style-name="T37">KeyName</text:span><text:span text:style-name="T123">&gt; </text:span></text:p>
            <text:p text:style-name="P72"><text:span text:style-name="T123"><text:s text:c="8"/>&lt;/</text:span><text:span text:style-name="T132">ds</text:span><text:span text:style-name="T123">:</text:span><text:span text:style-name="T37">KeyInfo</text:span><text:span text:style-name="T123">&gt; </text:span></text:p>
            <text:p text:style-name="P72"><text:span text:style-name="T123"><text:s text:c="4"/>&lt;/</text:span><text:span text:style-name="T132">ds</text:span><text:span text:style-name="T123">:</text:span><text:span text:style-name="T37">Signature</text:span><text:span text:style-name="T123">&gt;</text:span></text:p>
            <text:p text:style-name="P77"/>
            <text:p text:style-name="P86"><text:span text:style-name="T123">&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1">In the standard <text:span text:style-name="CrossRef"><text:span text:style-name="T94"><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49"/>
      <text:p text:style-name="Text_20_body"><text:span text:style-name="T105">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0472097" text:continue-numbering="true" text:style-name="L2">
        <text:list-item>
          <text:p text:style-name="P166">There is an open provisioning session associated with <text:span text:style-name="T105">ProvisioningHandle</text:span></text:p>
        </text:list-item>
        <text:list-item>
          <text:p text:style-name="P157">The <text:span text:style-name="T108">MAC</text:span><text:span text:style-name="T62"> computes correctly using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57"><text:span text:style-name="T62"><text:s text:c="8"/></text:span><text:span text:style-name="T61">Data = </text:span><text:span text:style-name="CrossRef"><text:span text:style-name="T94"><text:reference-ref text:reference-format="text" text:ref-name="client.sess.id">ClientSessionID</text:reference-ref></text:span></text:span><text:span text:style-name="T57">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7">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7">The post provisioning operations succeed during the final <text:span text:style-name="T2">commit</text:span>. <text:s/>See <text:span text:style-name="CrossRef"><text:reference-ref text:reference-format="text" text:ref-name="atomic.op">Transaction Based Operation</text:reference-ref></text:span></text:p>
          <text:p text:style-name="P183"/>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0">If verification fails, <text:span text:style-name="T2">all</text:span> objects created in the session <text:span text:style-name="T53">must</text:span> be deleted and post provisioning operations <text:span text:style-name="T53">must</text:span> be rolled back.</text:p>
      <text:p text:style-name="P60">When a provisioning session has been successfully closed by this method, it remains stored until all associated keys have been deleted.</text:p>
      <text:p text:style-name="P49"><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2"/>
      <text:p text:style-name="P49"><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1"> </text:span><text:span text:style-name="T62">||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7"/>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6"/>
      <table:table table:name="Table104" table:style-name="Table104">
        <table:table-column table:style-name="Table104.A"/>
        <table:table-row>
          <table:table-cell table:style-name="Table104.A1" office:value-type="string">
            <text:p text:style-name="P75"><text:span text:style-name="T124">&lt;</text:span><text:span text:style-name="T38">ProvisioningFinalizationResponse</text:span><text:span text:style-name="T124"><text:tab/></text:span><text:span text:style-name="T47">ID</text:span><text:span text:style-name="T124">="</text:span><text:span text:style-name="T12">_126992b6 … a8a6b484db8f</text:span><text:span text:style-name="T124">"<text:line-break/><text:tab/></text:span><text:span text:style-name="T47">ServerSessionID</text:span><text:span text:style-name="T124">="</text:span><text:span text:style-name="T13">_0fa47ab3c00c … a67992b6ac61c</text:span><text:span text:style-name="T124">"<text:line-break/><text:tab/></text:span><text:span text:style-name="T47">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7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9"/>
      <text:p text:style-name="P49"><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9">In addition, users of portable SKSes (like smart cards), may carry out provisioning steps on <text:span text:style-name="T2">different</text:span> computers through this method.</text:p>
      <text:p text:style-name="P49"><text:span text:style-name="T112">enumerateProvisioningSessions</text:span> may also be useful for debugging and “cleaning” purposes.</text:p>
      <text:p text:style-name="P49">The input <text:span text:style-name="T111">ProvisioningHandle</text:span><text:span text:style-name="T68"> </text:span><text:span text:style-name="T73">must</text:span><text:span text:style-name="T68"> initially be set to 0 to start an enumeration round.</text:span></text:p>
      <text:p text:style-name="P49"><text:span text:style-name="T68">Succeeding calls </text:span><text:span text:style-name="T73">must</text:span><text:span text:style-name="T68"> use the output </text:span><text:span text:style-name="T111">ProvisioningHandle</text:span><text:span text:style-name="T68"> as input to the next call.</text:span></text:p>
      <text:p text:style-name="P49"><text:span text:style-name="T68">When </text:span><text:span text:style-name="T108">enumerateProvisioningSessions</text:span><text:span text:style-name="T62"> returns with a </text:span><text:span text:style-name="T108">ProvisioningHandle</text:span><text:span text:style-name="T62"> = 0 there are no more provisioning objects to read.</text:span></text:p>
      <text:h text:style-name="P17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7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7"/>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Result</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7">, </text:span><text:span text:style-name="T108">Data</text:span><text:span text:style-name="T57">)</text:span></text:p>
      <text:p text:style-name="Text_20_body">Note that <text:span text:style-name="T108">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5"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9"/>
      <text:p text:style-name="P49"><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108">PUKValue</text:span><text:span text:style-name="T62"> ||</text:span><text:span text:style-name="T61"> </text:span><text:span text:style-name="T108">Format</text:span><text:span text:style-name="T62"> ||</text:span><text:span text:style-name="T61"> </text:span><text:span text:style-name="T108">RetryLimit</text:span></text:p>
      <text:p text:style-name="Text_20_body"><text:span text:style-name="T62">Note that </text:span><text:span text:style-name="T108">PUKValue</text:span><text:span text:style-name="T62"> is MACed in encrypted form and </text:span><text:span text:style-name="T61">then</text:span><text:span text:style-name="T62"> decrypted by the SKS before storing.</text:span></text:p>
      <text:p text:style-name="P41">The purpose of a PUK is to facilitate a master key for unlocking keys that have locked-up due to faulty PIN entries. <text:s/>See <text:span text:style-name="CrossRef"><text:reference-ref text:reference-format="text" text:ref-name="unlockey">unlockKey</text:reference-ref></text:span>.</text:p>
      <text:p text:style-name="P49">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5"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9"/>
      <text:p text:style-name="P49"><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61">PUKReference</text:span><text:span text:style-name="T62"> || </text:span><text:span text:style-name="T108">UserDefined</text:span><text:span text:style-name="T62"> ||</text:span><text:span text:style-name="T61"> </text:span><text:span text:style-name="T108">UserModifiable</text:span><text:span text:style-name="T62"> ||</text:span><text:span text:style-name="T61"> </text:span><text:span text:style-name="T108">Format</text:span><text:span text:style-name="T62"> ||</text:span><text:span text:style-name="T61"> </text:span><text:span text:style-name="T108">RetryLimit</text:span><text:span text:style-name="T62"> ||</text:span><text:span text:style-name="T108"><text:line-break/></text:span><text:span text:style-name="T62"> <text:s text:c="24"/></text:span><text:span text:style-name="T108">Grouping</text:span><text:span text:style-name="T62"> ||</text:span><text:span text:style-name="T61"> </text:span><text:span text:style-name="T108">PatternRestrictions</text:span><text:span text:style-name="T62"> ||</text:span><text:span text:style-name="T61"> </text:span><text:span text:style-name="T108">MinLength</text:span><text:span text:style-name="T62"> ||</text:span><text:span text:style-name="T61"> </text:span><text:span text:style-name="T108">MaxLength</text:span><text:span text:style-name="T62"> ||</text:span><text:span text:style-name="T61"> </text:span><text:span text:style-name="T108">InputMethod</text:span><text:span text:style-name="T64"> <text:s/></text:span></text:p>
      <text:p text:style-name="Text_20_body"><text:span text:style-name="T61">PUKReference</text:span><text:span text:style-name="T62"> is set to </text:span><text:span text:style-name="T110">"</text:span><text:span text:style-name="T108">#N/A</text:span><text:span text:style-name="T108">"</text:span><text:span text:style-name="T62"> if </text:span><text:span text:style-name="T108">PUKPolicyHandle</text:span><text:span text:style-name="T62"> is zero, else it is set to the </text:span><text:span text:style-name="T108">ID</text:span><text:span text:style-name="T62"> of the referenced PUK policy object.</text:span></text:p>
      <text:p text:style-name="P49"><text:span text:style-name="T102">If </text:span><text:span text:style-name="T105">PUKPolicyHandle</text:span><text:span text:style-name="T102"> is zero no PUK is associated with the PIN policy object.</text:span></text:p>
      <text:p text:style-name="P39">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2"/>
      <text:p text:style-name="P49"/>
      <text:h text:style-name="P175"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9"/>
      <text:p text:style-name="P49"><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0"/>
      <text:p text:style-name="P102"/>
      <text:p text:style-name="P102"/>
      <text:p text:style-name="P102"/>
      <text:p text:style-name="P102"/>
      <text:p text:style-name="P93">Continued on the next page...</text:p>
      <text:p text:style-name="P120"/>
      <text:p text:style-name="P111">The following operations match the mandatory to support key generation and attestation algorithm:</text:p>
      <text:p text:style-name="P102"/>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1">=</text:span><text:span text:style-name="T61"> </text:span><text:span text:style-name="T108">ID</text:span><text:span text:style-name="T61"> </text:span><text:span text:style-name="T62">||</text:span><text:span text:style-name="T61"> </text:span><text:span text:style-name="T108">Algorithm</text:span><text:span text:style-name="T62"> || </text:span><text:span text:style-name="T108">ServerSeed</text:span><text:span text:style-name="T62"> || </text:span><text:span text:style-name="T61">PINPolicyReference</text:span><text:span text:style-name="T62"> || </text:span><text:span text:style-name="T61">PINValueReference</text:span><text:span text:style-name="T62"> ||<text:line-break/></text:span><text:span text:style-name="T108"> </text:span><text:span text:style-name="T62"><text:s text:c="12"/></text:span><text:span text:style-name="T89"><text:s/></text:span><text:span text:style-name="T62"><text:s text:c="11"/></text:span><text:span text:style-name="T108">EnablePINCaching</text:span><text:span text:style-name="T62"> || </text:span><text:span text:style-name="T108">BiometricProtection</text:span><text:span text:style-name="T62"> || </text:span><text:span text:style-name="T108">ExportProtection</text:span><text:span text:style-name="T62"> ||<text:line-break/> <text:s text:c="25"/></text:span><text:span text:style-name="T108">DeleteProtection</text:span><text:span text:style-name="T62"> ||</text:span><text:span text:style-name="T61"> </text:span><text:span text:style-name="T108">AppUsage</text:span><text:span text:style-name="T62"> || </text:span><text:span text:style-name="T108">FriendlyName</text:span><text:span text:style-name="T62"> ||<text:line-break/> <text:s text:c="11"/></text:span><text:span text:style-name="T89"><text:s/></text:span><text:span text:style-name="T62"><text:s text:c="13"/></text:span><text:span text:style-name="T108">KeySpecifier</text:span><text:span text:style-name="T62"> [||</text:span><text:span text:style-name="T61"> </text:span><text:span text:style-name="T108">EndorsedAlgorithm...</text:span><text:span text:style-name="T62">]</text:span></text:p>
            <text:p text:style-name="P131"><text:span text:style-name="T61">PINPolicyReference</text:span><text:span text:style-name="T62"> is set to </text:span><text:span text:style-name="T110">"</text:span><text:span text:style-name="T108">#Device PIN</text:span><text:span text:style-name="T110">"</text:span><text:span text:style-name="T62"> if </text:span><text:span text:style-name="T108">DevicePINProtection</text:span><text:span text:style-name="T62"> is true, to </text:span><text:span text:style-name="T110">"</text:span><text:span text:style-name="T108">#N/A"</text:span><text:span text:style-name="T62"> if </text:span><text:span text:style-name="T108">PINPolicyHandle</text:span><text:span text:style-name="T62"> is zero, else it is set to the </text:span><text:span text:style-name="T108">ID</text:span><text:span text:style-name="T62"> of the referenced PIN policy object.</text:span></text:p>
            <text:p text:style-name="P131"><text:span text:style-name="T61">PINValueReference</text:span><text:span text:style-name="T62"> is set to </text:span><text:span text:style-name="T110">"</text:span><text:span text:style-name="T108">#N/A"</text:span><text:span text:style-name="T62"> if </text:span><text:span text:style-name="T108">PINPolicyHandle</text:span><text:span text:style-name="T62"> is zero, or if </text:span><text:span text:style-name="T108">DevicePINProtection</text:span><text:span text:style-name="T62">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0"><text:reference-mark-start text:name="key-spec"/><text:span text:style-name="T108">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1"><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8">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2"><text:span text:style-name="T61"><text:tab/>Data </text:span><text:span text:style-name="T121">=</text:span><text:span text:style-name="T61"> </text:span><text:span text:style-name="T108">ID</text:span><text:span text:style-name="T61"> </text:span><text:span text:style-name="T62">|| </text:span><text:span text:style-name="T108">PublicKey</text:span><text:line-break/></text:p>
          </table:table-cell>
        </table:table-row>
      </table:table>
      <text:p text:style-name="Standard"/>
      <text:p text:style-name="Standard"/>
      <text:p text:style-name="P54">Remarks</text:p>
      <text:p text:style-name="P49"><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49"><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1">A compliant SKS <text:span text:style-name="T53">should</text:span> use 65537 as the default RSA exponent value.</text:p>
      <text:p text:style-name="P49"><text:reference-mark-start text:name="issuer.seed"/><text:span text:style-name="T107">ServerSeed</text:span><text:reference-mark-end text:name="issuer.seed"/> <text:span text:style-name="T54">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49"><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1"/>
      <text:p text:style-name="P66">Continued on the next page...</text:p>
      <text:p text:style-name="P109"><text:span text:style-name="T108">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8">createKeyEntry</text:span><text:span text:style-name="T62">.</text:span></text:p>
      <text:p text:style-name="Text_20_body"><text:span text:style-name="T108">EndorsedAlgorithm</text:span><text:span text:style-name="T62"> URIs </text:span><text:span text:style-name="T65">must</text:span><text:span text:style-name="T62">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4"><text:reference-ref text:reference-format="text" text:ref-name="user.api">User API</text:reference-ref></text:span></text:span><text:span text:style-name="T62">.</text:span></text:p>
      <text:p text:style-name="Text_20_body"><text:span text:style-name="T108">EndorsedAlgorithm</text:span><text:span text:style-name="T62"> URIs </text:span><text:span text:style-name="T65">must not</text:span><text:span text:style-name="T62"> be checked against actual key material during </text:span><text:span text:style-name="T108">createKeyEntry</text:span>. <text:s/>This check <text:span text:style-name="T54">must</text:span> be <text:span text:style-name="T2">deferred</text:span> to <text:span text:style-name="CrossRef"><text:span text:style-name="T94"><text:reference-ref text:reference-format="text" text:ref-name="closeProvisioningSession">closeProvisioningSession</text:reference-ref></text:span></text:span><text:span text:style-name="T62">.</text:span></text:p>
      <text:p text:style-name="Text_20_body"><text:span text:style-name="T62">If no </text:span><text:span text:style-name="T108">EndorsedAlgorithm</text:span><text:span text:style-name="T62"> URIs are specified, </text:span><text:span text:style-name="T61">the key is only constrained by the key material</text:span><text:span text:style-name="T62">.</text:span></text:p>
      <text:p text:style-name="P55"><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49"><text:span text:style-name="T102">A set</text:span><text:span text:style-name="T62"> </text:span><text:span text:style-name="T108">DevicePINProtection</text:span><text:span text:style-name="T62">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49"><text:span text:style-name="T108">DevicePINProtection</text:span><text:span text:style-name="T62"> </text:span><text:span text:style-name="T64">must not</text:span><text:span text:style-name="T62"> be combined with local PIN policy objects</text:span><text:span text:style-name="T102">.</text:span></text:p>
      <text:p text:style-name="P49"><text:reference-mark-start text:name="pinvalue"/><text:span text:style-name="T111">PINValue</text:span><text:reference-mark-end text:name="pinvalue"/><text:span text:style-name="T68"> objects </text:span><text:span text:style-name="T74">must</text:span><text:span text:style-name="T68"> be set by the </text:span><text:span text:style-name="T61">caller</text:span><text:span text:style-name="T68"> as illustrated by the following pseudo code:</text:span></text:p>
      <text:p text:style-name="P126"><text:span text:style-name="T68">if (</text:span><text:span text:style-name="T111">PINPolicyHandle</text:span><text:span text:style-name="T68"> == 0) <text:s text:c="3"/>// No PIN or device PIN</text:span></text:p>
      <text:p text:style-name="P127"><text:s text:c="2"/>{</text:p>
      <text:p text:style-name="P126"><text:span text:style-name="T68"><text:s text:c="5"/></text:span><text:span text:style-name="T111">PINValue</text:span><text:span text:style-name="T68"> = </text:span><text:span text:style-name="T61">zero length array</text:span><text:span text:style-name="T62">;</text:span></text:p>
      <text:p text:style-name="P127"><text:s text:c="2"/>}</text:p>
      <text:p text:style-name="P126"><text:span text:style-name="T68">else if (</text:span><text:span text:style-name="T111">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1">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1">PINValue</text:span><text:span text:style-name="T68"> = </text:span><text:span text:style-name="T61">encrypted issuer-set PIN value</text:span><text:span text:style-name="T62">; <text:s text:c="3"/>// see </text:span><text:span text:style-name="CrossRef"><text:span text:style-name="T94"><text:reference-ref text:reference-format="text" text:ref-name="EncryptedData">Encrypted Data</text:reference-ref></text:span></text:span></text:p>
      <text:p text:style-name="P127"><text:s text:c="2"/>}</text:p>
      <text:p text:style-name="P56"/>
      <text:p text:style-name="P56"/>
      <text:p text:style-name="P56"/>
      <text:p text:style-name="P49"><text:span text:style-name="T61"><text:line-break/></text:span><text:span text:style-name="T3">Continued on the next page...</text:span></text:p>
      <text:p text:style-name="P111">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8">KeyCreationRequest</text:span><text:reference-mark-end text:name="keyinitreq"/><text:span text:style-name="T9"> </text:span><text:span text:style-name="T47">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span text:style-name="T124"> </text:span><text:span text:style-name="T47">MAC</text:span><text:span text:style-name="T124">="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4">="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4">&lt;/</text:span><text:span text:style-name="T38">KeyCreationRequest</text:span><text:span text:style-name="T9">&gt;</text:span></text:p>
          </table:table-cell>
        </table:table-row>
      </table:table>
      <text:p text:style-name="Text_20_body"/>
      <text:p text:style-name="P43">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49"><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1"/>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4">&lt;</text:span><text:span text:style-name="T38">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7">PublicKey</text:span><text:span text:style-name="T123"> </text:span><text:span text:style-name="T46">ID</text:span><text:span text:style-name="T123">="Key.1" </text:span><text:span text:style-name="T46">Attestation</text:span><text:span text:style-name="T123">="X2oMtrm8rRL … XyTvPuTbergHfnJw=="&gt;<text:line-break/> <text:s text:c="7"/>&lt;</text:span><text:span text:style-name="T132">ds11</text:span><text:span text:style-name="T123">:</text:span><text:span text:style-name="T37">ECKeyValue</text:span><text:span text:style-name="T123">&gt; </text:span></text:p>
            <text:p text:style-name="P72"><text:s text:c="12"/>&lt;<text:span text:style-name="T132">ds11</text:span>:<text:span text:style-name="T37">NamedCurve</text:span> <text:span text:style-name="T46">URI</text:span>="urn:oid:1.2.840.10045.3.1.7"/&gt; </text:p>
            <text:p text:style-name="P72"><text:s text:c="12"/>&lt;<text:span text:style-name="T132">ds11</text:span>:<text:span text:style-name="T37">PublicKey</text:span>&gt;BMUY+QiZdFJyzozMgQqA … ptPGNy/LcDVSXx7s/Y=&lt;/<text:span text:style-name="T132">ds11</text:span>:<text:span text:style-name="T37">PublicKey</text:span>&gt; </text:p>
            <text:p text:style-name="P72"><text:span text:style-name="T123"><text:s text:c="8"/>&lt;/</text:span><text:span text:style-name="T132">ds11</text:span><text:span text:style-name="T123">:</text:span><text:span text:style-name="T37">ECKeyValue</text:span><text:span text:style-name="T123">&gt;<text:line-break/> <text:s text:c="3"/>&lt;/</text:span><text:span text:style-name="T37">PublicKey</text:span><text:span text:style-name="T123">&gt;<text:line-break/> <text:s text:c="3"/>&lt;</text:span><text:span text:style-name="T37">PublicKey</text:span><text:span text:style-name="T123"> </text:span><text:span text:style-name="T46">ID</text:span><text:span text:style-name="T123">="Key.2" </text:span><text:span text:style-name="T46">Attestation</text:span><text:span text:style-name="T123">="TbergHftrm8rRL … wyTvPX2XoMunJ=="&gt;</text:span></text:p>
            <text:p text:style-name="P72"><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2"><text:span text:style-name="T123"><text:s text:c="4"/>&lt;/</text:span><text:span text:style-name="T37">PublicKey</text:span><text:span text:style-name="T123">&gt;<text:line-break/></text:span></text:p>
            <text:p text:style-name="P86"><text:span text:style-name="T123">&lt;/</text:span><text:span text:style-name="T43">KeyCreationResponse</text:span><text:span text:style-name="T24">&gt;</text:span></text:p>
          </table:table-cell>
        </table:table-row>
      </table:table>
      <text:p text:style-name="P41"/>
      <text:p text:style-name="P47">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75"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9"/>
      <text:p text:style-name="P47"><text:span text:style-name="T105">getKeyHandle</text:span> returns a <text:span text:style-name="T111">KeyHandle</text:span> based on the provisioning session specific key ID.</text:p>
      <text:p text:style-name="P47">An invalid key <text:span text:style-name="T54">must</text:span> return an error and abort the provisioning session.</text:p>
      <text:h text:style-name="P175"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5"><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5">‪‫‬‭‪‏‪‏</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4"><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20">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1">X509Certificate</text:span><text:span text:style-name="T68"> objects </text:span><text:span text:style-name="T73">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2">n SKS </text:span><text:span text:style-name="T56">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restore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KeyHandle.</text:span><text:span text:style-name="CrossRef"><text:span text:style-name="T94"><text:reference-ref text:reference-format="text" text:ref-name="keyentry.publickey">PublicKey</text:reference-ref></text:span></text:span><text:span text:style-name="T62"> || </text:span><text:span text:style-name="T108">KeyHandle.</text:span><text:span text:style-name="CrossRef"><text:span text:style-name="T94"><text:reference-ref text:reference-format="text" text:ref-name="keyentry.id">ID</text:reference-ref></text:span></text:span><text:span text:style-name="T62"> || </text:span><text:span text:style-name="T108">X509Certificate...</text:span></text:p>
      <text:p text:style-name="Standard"/>
      <text:p text:style-name="P41">A compliant SKS <text:span text:style-name="T54">must</text:span> <text:span text:style-name="T54">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p_updateKey</text:reference-ref></text:span></text:span> or <text:span text:style-name="CrossRef"><text:span text:style-name="T94"><text:reference-ref text:reference-format="text" text:ref-name="pp.delkey">pp_deleteKey</text:reference-ref></text:span></text:span> operation.</text:p>
      <text:p text:style-name="Text_20_body"><text:span text:style-name="T102">The provisioning middleware </text:span><text:span text:style-name="T54">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2"> </text:span><text:span text:style-name="CrossRef"><text:span text:style-name="T94"><text:reference-ref text:reference-format="text" text:ref-name="algo.support">Algorithm Support</text:reference-ref></text:span></text:span><text:span text:style-name="T62">.</text:span></text:p>
      <text:p text:style-name="P41"/>
      <text:p text:style-name="P41"/>
      <text:p text:style-name="P41"/>
      <text:p text:style-name="P41"/>
      <text:p text:style-name="P55">Continued on the next page...</text:p>
      <text:p text:style-name="P89"/>
      <text:p text:style-name="P111"><text:span text:style-name="T62">The following </text:span><text:span text:style-name="CrossRef"><text:span text:style-name="T94"><text:reference-ref text:reference-format="text" text:ref-name="keygen2">KeyGen2</text:reference-ref></text:span></text:span><text:span text:style-name="T62"> fragment shows its interaction with </text:span><text:span text:style-name="T108">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2"/>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1"> </text:span><text:span text:style-name="CrossRef"><text:span text:style-name="T94"><text:reference-ref text:reference-format="text" text:ref-name="client.sess.id">ClientSessionID</text:reference-ref></text:span></text:span><text:span text:style-name="T57"> and </text:span><text:span text:style-name="CrossRef"><text:span text:style-name="T94"><text:reference-ref text:reference-format="text" text:ref-name="srv.sess.id">ServerSessionID</text:reference-ref></text:span></text:span> of the provisioning session.</text:p>
      <text:h text:style-name="P175"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Piggybacked” 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setSymmetricKey</text:span><text:span text:style-name="T102"> imports and links a symmetric key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SymmetricKey</text:span></text:p>
      <text:p text:style-name="P43"><text:span text:style-name="T68">Note that </text:span><text:span text:style-name="T111">SymmetricKey</text:span><text:span text:style-name="T68"> objects </text:span><text:span text:style-name="T73">must be</text:span><text:span text:style-name="T68"> MACed in </text:span><text:span text:style-name="T61">encrypted form</text:span><text:span text:style-name="T68"> and </text:span><text:span text:style-name="T61">then</text:span><text:span text:style-name="T68"> decrypted by the SKS before storing.</text:span></text:p>
      <text:p text:style-name="P43"><text:span text:style-name="T68">Symmetric keys </text:span><text:span text:style-name="T73">must not</text:span><text:span text:style-name="T68"> exceed 128 bytes.</text:span></text:p>
      <text:p text:style-name="Text_20_body"><text:span text:style-name="T62">With the special </text:span><text:span text:style-name="CrossRef"><text:span text:style-name="T94"><text:reference-ref text:reference-format="text" text:ref-name="endorsedalg">EndorsedAlgorithm</text:reference-ref></text:span></text:span><text:span text:style-name="T62"> </text:span><text:span text:style-name="T108">http://xmlns.webpki.org/keygen2/1.0#algorithm.none</text:span><text:span text:style-name="T62"> arbitrary static shared secrets can be specified. <text:s/>When used together with </text:span><text:span text:style-name="CrossRef"><text:span text:style-name="T94"><text:reference-ref text:reference-format="text" text:ref-name="exportkey">exportKey</text:reference-ref></text:span></text:span><text:span text:style-name="T62">, a suitable PIN policy and a </text:span><text:span text:style-name="CrossRef"><text:span text:style-name="T94"><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8">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4"><text:reference-ref text:reference-format="text" text:ref-name="get.key.attr">getKeyAttributes</text:reference-ref></text:span></text:span><text:span text:style-name="T62">.</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setSymmetricKey</text:span>.</text:p>
      <text:p text:style-name="P52"/>
      <text:p text:style-name="P40"/>
      <text:p text:style-name="P41"/>
      <text:p text:style-name="P41"/>
      <text:p text:style-name="P55">Continued on the next page...</text:p>
      <text:p text:style-name="P90"/>
      <text:p text:style-name="P111"><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0"/>
      <table:table table:name="Table101" table:style-name="Table101">
        <table:table-column table:style-name="Table101.A"/>
        <table:table-row>
          <table:table-cell table:style-name="Table101.A1" office:value-type="string">
            <text:p text:style-name="P72"><text:span text:style-name="T124">&lt;</text:span><text:reference-mark-start text:name="keyinitreq-sym"/><text:span text:style-name="T38">KeyCreationRequest</text:span><text:reference-mark-end text:name="keyinitreq-sym"/><text:span text:style-name="T9"> </text:span><text:span text:style-name="T47">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4">=</text:span>"http://www.w3.org/2000/09/xmldsig#hmac-sha1"</text:p>
            <text:p text:style-name="P72"><text:span text:style-name="T124"><text:s text:c="13"/></text:span><text:span text:style-name="T129"><text:s/></text:span><text:span text:style-name="T124"><text:s text:c="16"/></text:span><text:span text:style-name="T47">MAC</text:span><text:span text:style-name="T124">="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4">&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ed symmetric key operations to <text:span text:style-name="CrossRef"><text:span text:style-name="T94"><text:reference-ref text:reference-format="text" text:ref-name="hmac_sha1">HMAC-SHA1</text:reference-ref></text:span></text:span>.</text:p>
      <text:p text:style-name="Text_20_body"/>
      <text:p text:style-name="P90">After the request the client generates a compatible key-pair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2"><text:span text:style-name="T124">&lt;</text:span><text:span text:style-name="T38">KeyCreationResponse</text:span><text:span text:style-name="T9">  </text:span><text:span text:style-name="T17">…</text:span><text:span text:style-name="T9"> <text:s/>&gt;</text:span><text:span text:style-name="T123"><text:line-break/></text:span></text:p>
            <text:p text:style-name="P72"><text:span text:style-name="T123"><text:s text:c="4"/>&lt;</text:span><text:span text:style-name="T37">PublicKey</text:span><text:span text:style-name="T123"> </text:span><text:span text:style-name="T46">ID</text:span><text:span text:style-name="T123">="Key.1" </text:span><text:span text:style-name="T46">Attestation</text:span><text:span text:style-name="T123">="TbergHftrm8rRL … wyTvPX2XoMunJ=="&gt;</text:span></text:p>
            <text:p text:style-name="P72"><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2"><text:span text:style-name="T123"><text:s text:c="4"/>&lt;/</text:span><text:span text:style-name="T37">PublicKey</text:span><text:span text:style-name="T123">&gt;<text:line-break/></text:span></text:p>
            <text:p text:style-name="P86"><text:span text:style-name="T123">&lt;/</text:span><text:span text:style-name="T43">KeyCreationResponse</text:span><text:span text:style-name="T24">&gt;</text:span></text:p>
          </table:table-cell>
        </table:table-row>
      </table:table>
      <text:p text:style-name="P90"/>
      <text:p text:style-name="Text_20_body"/>
      <text:p text:style-name="P90">The server then responds with the usual certificated public key plus an encrypted “piggybacked” symmetric key:</text:p>
      <text:p text:style-name="P90"/>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mZCjxSl1="&gt;vInt09Esmg94v ... YU3tgIdhcNNby&lt;/</text:span><text:span text:style-name="T38">SymmetricKey</text:span><text:span text:style-name="T124">&gt;<text:line-break/> <text:s text:c="2"/>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P43"><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4"><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75"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90">⁮[</text:span><text:span text:style-name="T92"> </text:span><text:span text:style-name="T90">]</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addExtension</text:span><text:span text:style-name="T102"> adds attribute (extension) data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Type</text:span><text:span text:style-name="T62"> || </text:span><text:span text:style-name="T108">SubType</text:span> || <text:span text:style-name="T111">Qualifier</text:span> || <text:span text:style-name="T111">ExtensionData</text:span></text:p>
      <text:p text:style-name="Standard"><text:span text:style-name="T111"><text:line-break/></text:span><text:span text:style-name="T68">The following table shows </text:span><text:span text:style-name="T111">SubType</text:span><text:span text:style-name="T68">, </text:span><text:span text:style-name="T111">Qualifier</text:span><text:span text:style-name="T68"> and </text:span><text:span text:style-name="T111">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6">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6">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6">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6">Logotype</text:p>
          </table:table-cell>
          <table:table-cell table:style-name="Table53.A2" office:value-type="string">
            <text:p text:style-name="P18">0x03</text:p>
          </table:table-cell>
          <table:table-cell table:style-name="Table53.A2" office:value-type="string">
            <text:p text:style-name="P96">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2"/>
      <text:p text:style-name="P54">Remarks</text:p>
      <text:p text:style-name="P50">N/A = zero-length array.</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4">decrypted</text:span> by the SKS before storing.</text:p>
      <text:p text:style-name="Text_20_body">A compliant SKS <text:span text:style-name="T54">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objects <text:span text:style-name="T54">must not</text:span> exceed 128 bytes.</text:p>
      <text:p text:style-name="P40"/>
      <text:p text:style-name="P41"/>
      <text:p text:style-name="P55">Continued on the next page...</text:p>
      <text:p text:style-name="P111"><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4">xs</text:span><text:span text:style-name="T68">:</text:span><text:span text:style-name="T40">element </text:span><text:span text:style-name="T49">name</text:span><text:span text:style-name="T68">="PropertyBag"&gt; </text:span></text:p>
            <text:p text:style-name="P121"><text:span text:style-name="T68"><text:s text:c="6"/>&lt;</text:span><text:span text:style-name="T134">xs</text:span><text:span text:style-name="T68">:</text:span><text:span text:style-name="T40">complexType</text:span><text:span text:style-name="T68">&gt; </text:span></text:p>
            <text:p text:style-name="P121"><text:span text:style-name="T68"><text:s text:c="9"/>&lt;</text:span><text:span text:style-name="T134">xs</text:span><text:span text:style-name="T68">:</text:span><text:span text:style-name="T40">sequence</text:span><text:span text:style-name="T68">&gt; </text:span></text:p>
            <text:p text:style-name="P121"><text:span text:style-name="T68"><text:s text:c="12"/>&lt;</text:span><text:span text:style-name="T134">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4">xs</text:span><text:span text:style-name="T68">:</text:span><text:span text:style-name="T40">complexType</text:span><text:span text:style-name="T68">&gt; </text:span></text:p>
            <text:p text:style-name="P124"/>
            <text:p text:style-name="P121"><text:span text:style-name="T68"><text:s text:c="18"/></text:span><text:span text:style-name="T147">&lt;!-- The unique name of the property --&gt;</text:span><text:span text:style-name="T68"> </text:span></text:p>
            <text:p text:style-name="P121"><text:span text:style-name="T68"><text:s text:c="18"/>&lt;</text:span><text:span text:style-name="T134">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8">xs</text:span>:<text:span text:style-name="T42">simpleType</text:span>&gt;</text:p>
            <text:p text:style-name="P121"><text:s text:c="24"/>&lt;<text:span text:style-name="T138">xs</text:span>:<text:span text:style-name="T42">restriction</text:span> <text:span text:style-name="T51">base</text:span>="<text:span text:style-name="T137">xs</text:span>:string"&gt;</text:p>
            <text:p text:style-name="P121"><text:s text:c="27"/>&lt;<text:span text:style-name="T138">xs</text:span>:<text:span text:style-name="T42">minLength</text:span> <text:span text:style-name="T51">value</text:span>="1"/&gt;</text:p>
            <text:p text:style-name="P121"><text:s text:c="27"/>&lt;<text:span text:style-name="T138">xs</text:span>:<text:span text:style-name="T42">maxLength</text:span> <text:span text:style-name="T51">value</text:span>="100"/&gt;</text:p>
            <text:p text:style-name="P121"><text:s text:c="24"/>&lt;/<text:span text:style-name="T138">xs</text:span>:<text:span text:style-name="T42">restriction</text:span>&gt;</text:p>
            <text:p text:style-name="P121"><text:s text:c="21"/>&lt;/<text:span text:style-name="T138">xs</text:span>:<text:span text:style-name="T42">simpleType</text:span>&gt;</text:p>
            <text:p text:style-name="P122"><text:span text:style-name="T148"><text:s text:c="18"/>&lt;/</text:span><text:span text:style-name="T139">xs</text:span><text:span text:style-name="T148">:</text:span><text:span text:style-name="T44">attribute</text:span><text:span text:style-name="T148">&gt;</text:span></text:p>
            <text:p text:style-name="P122"/>
            <text:p text:style-name="P121"><text:span text:style-name="T68"><text:s text:c="18"/></text:span><text:span text:style-name="T147">&lt;!-- The value of the property --&gt;</text:span><text:span text:style-name="T68"> </text:span></text:p>
            <text:p text:style-name="P121"><text:span text:style-name="T68"><text:s text:c="18"/>&lt;</text:span><text:span text:style-name="T134">xs</text:span><text:span text:style-name="T68">:</text:span><text:span text:style-name="T40">attribute</text:span><text:span text:style-name="T68"> name="Value" </text:span><text:span text:style-name="T49">type</text:span><text:span text:style-name="T68">="</text:span><text:span text:style-name="T134">xs</text:span><text:span text:style-name="T68">:string" </text:span><text:span text:style-name="T49">use</text:span><text:span text:style-name="T68">="required"/&gt; </text:span></text:p>
            <text:p text:style-name="P124"/>
            <text:p text:style-name="P121"><text:span text:style-name="T68"><text:s text:c="18"/></text:span><text:span text:style-name="T147">&lt;!-- By default values are read-only but they may be <text:s/>declared as read/writable as well --&gt; </text:span></text:p>
            <text:p text:style-name="P121"><text:span text:style-name="T68"><text:s text:c="18"/>&lt;</text:span><text:span text:style-name="T134">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4">xs</text:span><text:span text:style-name="T68">:boolean" </text:span><text:span text:style-name="T49">use</text:span><text:span text:style-name="T68">="optional"/&gt; </text:span></text:p>
            <text:p text:style-name="P124"/>
            <text:p text:style-name="P121"><text:span text:style-name="T68"><text:s text:c="15"/>&lt;/</text:span><text:span text:style-name="T134">xs</text:span><text:span text:style-name="T68">:</text:span><text:span text:style-name="T40">complexType</text:span><text:span text:style-name="T68">&gt; </text:span></text:p>
            <text:p text:style-name="P121"><text:span text:style-name="T68"><text:s text:c="12"/>&lt;/</text:span><text:span text:style-name="T134">xs</text:span><text:span text:style-name="T68">:</text:span><text:span text:style-name="T40">element</text:span><text:span text:style-name="T68">&gt; </text:span></text:p>
            <text:p text:style-name="P121"><text:span text:style-name="T68"><text:s text:c="9"/>&lt;/</text:span><text:span text:style-name="T134">xs</text:span><text:span text:style-name="T68">:</text:span><text:span text:style-name="T40">sequence</text:span><text:span text:style-name="T68">&gt; </text:span></text:p>
            <text:p text:style-name="P124"/>
            <text:p text:style-name="P121"><text:span text:style-name="T68"><text:s text:c="5"/></text:span><text:span text:style-name="T147"><text:s text:c="4"/>&lt;!-- Extension type <text:s/>--&gt; </text:span></text:p>
            <text:p text:style-name="P121"><text:span text:style-name="T68"><text:s text:c="9"/>&lt;</text:span><text:span text:style-name="T134">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4">xs</text:span><text:span text:style-name="T68">:anyURI" </text:span><text:span text:style-name="T49">use</text:span><text:span text:style-name="T68">="required"/&gt; </text:span></text:p>
            <text:p text:style-name="P124"/>
            <text:p text:style-name="P121"><text:span text:style-name="T68"><text:s text:c="9"/></text:span><text:span text:style-name="T147">&lt;!-- MAC (Message Authentication Code) --&gt; </text:span></text:p>
            <text:p text:style-name="P121"><text:span text:style-name="T68"><text:s text:c="9"/>&lt;</text:span><text:span text:style-name="T134">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4">xs</text:span><text:span text:style-name="T68">:base64Binary" </text:span><text:span text:style-name="T49">use</text:span><text:span text:style-name="T68">="required"/&gt; </text:span></text:p>
            <text:p text:style-name="P124"/>
            <text:p text:style-name="P121"><text:span text:style-name="T68"><text:s text:c="6"/>&lt;/</text:span><text:span text:style-name="T134">xs</text:span><text:span text:style-name="T68">:</text:span><text:span text:style-name="T40">complexType</text:span><text:span text:style-name="T68">&gt; </text:span></text:p>
            <text:p text:style-name="P125"><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1">element</text:span></text:span><text:span text:style-name="CrossRef"><text:span text:style-name="T118">&gt;</text:span></text:span></text:p>
          </table:table-cell>
        </table:table-row>
      </table:table>
      <text:p text:style-name="P118"/>
      <text:p text:style-name="P117"><text:span text:style-name="T68">A </text:span><text:span text:style-name="T111">PropertyBag</text:span><text:span text:style-name="T68"> </text:span><text:span text:style-name="T74">must</text:span><text:span text:style-name="T68"> be converted to a </text:span><text:span text:style-name="T61">binary blob</text:span><text:span text:style-name="T68"> before storage in SKS and MACing according to the following:<text:line-break/></text:span></text:p>
      <text:list xml:id="list40455676" text:style-name="L3">
        <text:list-item>
          <text:p text:style-name="P172"><text:span text:style-name="T68">Each </text:span><text:span text:style-name="T111">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40459976" text:continue-numbering="true" text:style-name="L3">
        <text:list-header>
          <text:p text:style-name="P173"><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4">The resulting <text:span text:style-name="T111">Property</text:span><text:span text:style-name="T68"> </text:span>objects are <text:span text:style-name="T2">concatenated</text:span> in the order they occur in the <text:span text:style-name="T111">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1">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1"><text:span text:style-name="T68">Below is a </text:span><text:span text:style-name="CrossRef"><text:reference-ref text:reference-format="text" text:ref-name="keygen2">KeyGen2</text:reference-ref></text:span><text:span text:style-name="T68"> fragment showing an </text:span><text:span text:style-name="T111">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0"><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Extension</text:span><text:span text:style-name="T124"> </text:span><text:span text:style-name="T47">Type</text:span><text:span text:style-name="T124">=</text:span>"http://schemas.xmlsoap.org/ws/2005/05/identity"</text:p>
            <text:p text:style-name="Standard"><text:span text:style-name="T47"><text:s text:c="27"/>MAC</text:span><text:span text:style-name="T124">="UMRljeXFd … CrcqcGkI1="&gt;IiBlbmHVy85cZS ... <text:s/>B4bWxuczd3dy53My5vc&lt;/</text:span><text:span text:style-name="T38">Extension</text:span><text:span text:style-name="T124">&gt;</text:span></text:p>
            <text:p text:style-name="Standard"><text:span text:style-name="T124"><text:s text:c="3"/>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8">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2"/>
      <text:p text:style-name="Standard">The following is a <text:span text:style-name="CrossRef"><text:span text:style-name="T94"><text:reference-ref text:reference-format="text" text:ref-name="keygen2">KeyGen2</text:reference-ref></text:span></text:span><text:span text:style-name="T62"> sample showing the </text:span><text:span text:style-name="T108">PropertyBag</text:span><text:span text:style-name="T62"> and </text:span><text:span text:style-name="T108">Logotype</text:span><text:span text:style-name="T62"> objects added to a symmetric key for usage by a </text:span><text:span text:style-name="CrossRef"><text:span text:style-name="T94"><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7rcqcGkI="&gt;vInt09Esmg94v … YU3tgIdhcNNby&lt;/</text:span><text:span text:style-name="T38">SymmetricKey</text:span><text:span text:style-name="T124">&gt;<text:line-break/> <text:s text:c="7"/>&lt;</text:span><text:span text:style-name="T38">PropertyBag</text:span><text:span text:style-name="T124"> </text:span><text:span text:style-name="T47">Type</text:span><text:span text:style-name="T124">=</text:span>"http://xmlns.webpki.org/keygen2/1.0#provider.ietf-hotp"</text:p>
            <text:p text:style-name="Standard"><text:span text:style-name="T124"><text:s text:c="31"/></text:span><text:span text:style-name="T47">MAC</text:span><text:span text:style-name="T124">="jIOHDgwI4dO7Kzs … uEH8MtykIS46JfiJ3N="&gt;</text:span></text:p>
            <text:p text:style-name="Standard"><text:span text:style-name="T124"><text:s text:c="12"/>&lt;</text:span><text:span text:style-name="T38">Property</text:span><text:span text:style-name="T124"> </text:span><text:span text:style-name="T47">Name</text:span><text:span text:style-name="T124">="Counter" </text:span><text:span text:style-name="T47">Value</text:span><text:span text:style-name="T124">="0" </text:span><text:span text:style-name="T47">Writable</text:span><text:span text:style-name="T124">="true"/&gt;</text:span></text:p>
            <text:p text:style-name="Standard"><text:span text:style-name="T124"><text:s text:c="12"/>&lt;</text:span><text:span text:style-name="T38">Property</text:span><text:span text:style-name="T124"> </text:span><text:span text:style-name="T47">Name</text:span><text:span text:style-name="T124">="Digits" </text:span><text:span text:style-name="T47">Value</text:span><text:span text:style-name="T124">="8"/&gt;</text:span></text:p>
            <text:p text:style-name="Standard"><text:span text:style-name="T124"><text:s text:c="8"/>&lt;/</text:span><text:span text:style-name="T38">PropertyBag</text:span><text:span text:style-name="T124">&gt;</text:span></text:p>
            <text:p text:style-name="Standard"><text:span text:style-name="T124"><text:s text:c="8"/>&lt;</text:span><text:span text:style-name="T38">Logotype</text:span><text:span text:style-name="T124"> </text:span><text:span text:style-name="T47">MIMEType</text:span><text:span text:style-name="T124">="image/png" </text:span></text:p>
            <text:p text:style-name="Standard"><text:span text:style-name="T124"><text:s text:c="26"/></text:span><text:span text:style-name="T47">Type</text:span><text:span text:style-name="T124">=</text:span>"http://xmlns.webpki.org/keygen2/1.0#logotype.application"</text:p>
            <text:p text:style-name="Standard"><text:span text:style-name="T124"><text:s text:c="26"/></text:span><text:span text:style-name="T47">MAC</text:span><text:span text:style-name="T124">="+crSq5fvfx+f … ZmRnhxlj0d="&gt;iAAABKCAIAAACD … tm/AAALjUlEQVRA=&lt;/</text:span><text:span text:style-name="T38">Logotype</text:span><text:span text:style-name="T124">&gt;<text:line-break/> <text:s text:c="2"/>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75"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restorePrivateKey</text:span><text:span text:style-name="T102"> replaces a generated private key with a key supplied by the issuer.</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PrivateKey</text:span></text:p>
      <text:p text:style-name="P44"><text:span text:style-name="T68">Note that </text:span><text:span text:style-name="T111">PrivateKey</text:span><text:span text:style-name="T68"> objects </text:span><text:span text:style-name="T73">must</text:span><text:span text:style-name="T68"> be MACed in </text:span><text:span text:style-name="T61">encrypted form</text:span><text:span text:style-name="T68"> and </text:span><text:span text:style-name="T61">then</text:span><text:span text:style-name="T68"> decrypted by the SKS before storing.</text:span></text:p>
      <text:p text:style-name="P44"><text:span text:style-name="T68">The purpose of </text:span><text:span text:style-name="T111">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restorePrivateKey</text:span>.</text:p>
      <text:p text:style-name="P51"/>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0"><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PrivateKey </text:span><text:span text:style-name="T47">MAC</text:span><text:span text:style-name="T124">="umZCjxSl1zX … CrcqcGkIv4Ki="&gt;cVyZSIiBlbmH ... <text:s/>uczpkcB4bWx3dy53&lt;/</text:span><text:span text:style-name="T38">PrivateKey</text:span><text:span text:style-name="T124">&gt;</text:span></text:p>
            <text:p text:style-name="Standard"><text:span text:style-name="T124"><text:s text:c="3"/> &lt;/</text:span><text:span text:style-name="T38">CertficatePath</text:span><text:span text:style-name="T124">&gt;<text:line-break/> </text:span></text:p>
            <text:p text:style-name="P86"><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5">restore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75"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deleteKey</text:span><text:span text:style-name="T102"> delet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6">must</text:span><text:span text:style-name="T102"> abort the provisioning session if </text:span><text:span text:style-name="T105">pp_deleteKey</text:span><text:span text:style-name="T102"> is mixed with other post provisioning operation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Text_20_body"><text:span text:style-name="T102">Regarding delete of PIN and PUK policy objects, see </text:span><text:span text:style-name="CrossRef"><text:reference-ref text:reference-format="text" text:ref-name="key.protectionobjects">Key Protection Objects</text:reference-ref></text:span><text:span text:style-name="T102">.</text:span></text:p>
      <text:p text:style-name="P41"/>
      <text:p text:style-name="P41"/>
      <text:p text:style-name="P41"/>
      <text:p text:style-name="P41"/>
      <text:p text:style-name="P55">Continued on the next page...</text:p>
      <text:p text:style-name="P111">The following fragment shows how <text:span text:style-name="T105">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4"><text:span text:style-name="T124"><text:s/>  <text:s/>&lt;</text:span><text:span text:style-name="T38">Dele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4"/>
            <text:p text:style-name="P86"><text:span text:style-name="T123">&lt;/</text:span><text:span text:style-name="T43">ProvisioningFinalizationRequest</text:span><text:span text:style-name="T123">&gt;</text:span></text:p>
          </table:table-cell>
        </table:table-row>
      </table:table>
      <text:p text:style-name="Text_20_body"/>
      <text:p text:style-name="Text_20_body"><text:span text:style-name="T62">Before invoking </text:span><text:span text:style-name="T108">pp_deleteKey</text:span><text:span text:style-name="T62"> the provisioning middleware needs to perform a number of steps:</text:span></text:p>
      <text:list xml:id="list40457986" text:style-name="L4">
        <text:list-item>
          <text:p text:style-name="P162"><text:span text:style-name="T62">Find the the </text:span><text:span text:style-name="T61">old</text:span><text:span text:style-name="T62"> provisioning session associated with the </text:span><text:span text:style-name="T108">ClientSessionID</text:span><text:span text:style-name="T62"> and </text:span><text:span text:style-name="T108">ServerSessionID</text:span><text:span text:style-name="T62"> attributes of the </text:span><text:span text:style-name="T108">DeleteKey</text:span><text:span text:style-name="T62"> element by calling </text:span><text:span text:style-name="CrossRef"><text:span text:style-name="T94"><text:reference-ref text:reference-format="text" text:ref-name="enum.prov.sess">enumerateProvisioningSessions</text:reference-ref></text:span></text:span><text:span text:style-name="T62">.</text:span></text:p>
        </text:list-item>
        <text:list-item>
          <text:p text:style-name="P162"><text:span text:style-name="T62">Find possible keys by calling </text:span><text:span text:style-name="CrossRef"><text:span text:style-name="T94"><text:reference-ref text:reference-format="text" text:ref-name="enum.keys">enumerateKeys</text:reference-ref></text:span></text:span><text:span text:style-name="T62"> and ignoring all but those belonging to the provisioning session found in step #1.</text:span></text:p>
        </text:list-item>
        <text:list-item>
          <text:p text:style-name="P162"><text:span text:style-name="T62">For the set of keys found in step #2 call </text:span><text:span text:style-name="CrossRef"><text:span text:style-name="T94"><text:reference-ref text:reference-format="text" text:ref-name="get.key.attr">getKeyAttributes</text:reference-ref></text:span></text:span><text:span text:style-name="T62"> while looking for a key having an </text:span><text:span text:style-name="CrossRef"><text:span text:style-name="T94"><text:reference-ref text:reference-format="text" text:ref-name="eecert">End-Entity Certificate</text:reference-ref></text:span></text:span><text:span text:style-name="T62"> matching the </text:span><text:span text:style-name="CrossRef"><text:span text:style-name="T94"><text:reference-ref text:reference-format="text" text:ref-name="SHA256">SHA256</text:reference-ref></text:span></text:span><text:span text:style-name="T62"> </text:span><text:span text:style-name="T108">CertificateFingerprint</text:span><text:span text:style-name="T62">.</text:span></text:p>
        </text:list-item>
        <text:list-item>
          <text:p text:style-name="P162"><text:span text:style-name="T62">If step #3 is successful </text:span><text:span text:style-name="T108">TargetKeyHandle</text:span><text:span text:style-name="T62"> is recovered and </text:span><text:span text:style-name="T108">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4"><text:reference-ref text:reference-format="text" text:ref-name="poi.ops">Remote Key Lookup</text:reference-ref></text:span></text:span><text:span text:style-name="T62">.</text:span></text:p>
      <text:h text:style-name="P175"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 and that it </text:span><text:span text:style-name="T54">must</text:span><text:span text:style-name="T102"> (internally) be performed in </text:span><text:span text:style-name="T3">advance</text:span><text:span text:style-name="T102"> of any </text:span><text:span text:style-name="CrossRef"><text:reference-ref text:reference-format="text" text:ref-name="pp.uodate">pp_updateKey</text:reference-ref></text:span><text:span text:style-name="T102"> or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0"><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5">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5"><text:span text:style-name="T124"><text:s/>  <text:s/>&lt;</text:span><text:span text:style-name="T38">Unlock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4"/>
            <text:p text:style-name="P86"><text:span text:style-name="T123">&lt;/</text:span><text:span text:style-name="T43">ProvisioningFinalizationRequest</text:span><text:span text:style-name="T123">&gt;</text:span></text:p>
          </table:table-cell>
        </table:table-row>
      </table:table>
      <text:p text:style-name="Text_20_body"/>
      <text:p text:style-name="P49"><text:span text:style-name="T62">Before invoking </text:span><text:span text:style-name="T108">pp_unlock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h text:style-name="P175"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updateKey</text:span><text:span text:style-name="T102"> updates (replac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0"><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9"><text:span text:style-name="T102">The </text:span><text:span text:style-name="T111">KeyHandle</text:span><text:span text:style-name="T102"> of the updated key </text:span><text:span text:style-name="T56">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6">must</text:span><text:span text:style-name="T102"> allow a (single) </text:span><text:span text:style-name="T105">pp_updateKey</text:span><text:span text:style-name="T102"> combined with an arbitrary number of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9"><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1"/>
      <text:p text:style-name="Standard">The following fragment shows how <text:span text:style-name="T105">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Upda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0"><text:span text:style-name="T127"><text:s/>   &lt;/</text:span><text:span text:style-name="T39">CertficatePath</text:span><text:span text:style-name="T127">&gt;<text:line-break/></text:span></text:p>
            <text:p text:style-name="P86"><text:span text:style-name="T123">&lt;/</text:span><text:span text:style-name="T43">ProvisioningFinalizationRequest</text:span><text:span text:style-name="T123">&gt;</text:span></text:p>
          </table:table-cell>
        </table:table-row>
      </table:table>
      <text:p text:style-name="Text_20_body"/>
      <text:p text:style-name="P49"><text:span text:style-name="T62">Before invoking </text:span><text:span text:style-name="T108">pp_update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49"><text:span text:style-name="T108">KeyHandle</text:span><text:span text:style-name="T62"> is the handle associated with </text:span><text:span text:style-name="T108">CertficatePath</text:span><text:span text:style-name="T62">.</text:span></text:p>
      <text:h text:style-name="P175"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05">pp_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0"><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0"><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text:span text:style-name="T102">Note that an SKS </text:span><text:span text:style-name="T56">must not</text:span><text:span text:style-name="T102"> allow inheritance of a custom PIN protection scheme with grouping </text:span><text:span text:style-name="T105">none</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6">must</text:span><text:span text:style-name="T102"> allow multiple </text:span><text:span text:style-name="T105">pp_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CloneKeyProtection</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0"><text:span text:style-name="T127"><text:s/>   &lt;/</text:span><text:span text:style-name="T39">CertficatePath</text:span><text:span text:style-name="T127">&gt;<text:line-break/></text:span></text:p>
            <text:p text:style-name="P86"><text:span text:style-name="T123">&lt;/</text:span><text:span text:style-name="T43">ProvisioningFinalizationRequest</text:span><text:span text:style-name="T123">&gt;</text:span></text:p>
          </table:table-cell>
        </table:table-row>
      </table:table>
      <text:p text:style-name="Text_20_body"/>
      <text:p text:style-name="P49"><text:span text:style-name="T62">Before invoking </text:span><text:span text:style-name="T108">pp_cloneKeyProtection</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49"><text:span text:style-name="T108">KeyHandle</text:span><text:span text:style-name="T62"> is the handle associated with </text:span><text:span text:style-name="T108">CertficatePath</text:span><text:span text:style-name="T62">.</text:span></text:p>
      <text:h text:style-name="P17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9"/>
      <text:p text:style-name="P49"><text:span text:style-name="T112">enumerateKeys</text:span> enumerate keys for <text:span text:style-name="T2">closed</text:span> provisioning sessions. <text:s/>Closed provisioning session means that the key is ready for usage by <text:span text:style-name="T2">applications</text:span>.</text:p>
      <text:p text:style-name="P49">The input <text:span text:style-name="T108">KeyHandle</text:span><text:span text:style-name="T68"> </text:span><text:span text:style-name="T73">must</text:span><text:span text:style-name="T68"> initially be set to 0 to start an enumeration round.</text:span></text:p>
      <text:p text:style-name="P49"><text:span text:style-name="T68">Succeeding calls </text:span><text:span text:style-name="T73">must</text:span><text:span text:style-name="T68"> use the output </text:span><text:span text:style-name="T108">KeyHandle</text:span><text:span text:style-name="T68"> as input to the next call.</text:span></text:p>
      <text:p text:style-name="P73"><text:span text:style-name="T68">When </text:span><text:span text:style-name="T108">enumerateKeys</text:span><text:span text:style-name="T62"> returns with a </text:span><text:span text:style-name="T108">KeyHandle</text:span><text:span text:style-name="T62"> = 0 there are no more key objects to read.</text:span></text:p>
      <text:h text:style-name="P17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2">‪‫‬‭‪‏‪‏</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1">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6">Extension </text:span><text:span text:style-name="T109">Type</text:span><text:span text:style-name="T146"> URI.</text:span> <text:s/><text:span text:style-name="T2">Repeated</text:span> object</text:p>
          </table:table-cell>
          <table:covered-table-cell/>
        </table:table-row>
      </table:table>
      <text:p text:style-name="P49"/>
      <text:p text:style-name="P49"><text:span text:style-name="T112">getKeyAttributes</text:span> returns attribute data for provisioned keys.</text:p>
      <text:p text:style-name="P49">For asymmetric keys the public key of the <text:span text:style-name="CrossRef"><text:reference-ref text:reference-format="text" text:ref-name="eecert">End-Entity Certificate</text:reference-ref></text:span> signifies RSA or EC.</text:p>
      <text:h text:style-name="P17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1">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1">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49"/>
      <text:p text:style-name="P49"><text:span text:style-name="T112">getKeyProtectionInfo</text:span> returns information about the protection scheme for a key including possible biometric options. <text:s/>In addition, the call retrieves the current protection status for the key.</text:p>
      <text:p text:style-name="P49">Note 1: Fields <text:span text:style-name="T54">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1"><text:span text:style-name="T62">The following table illustrates how the </text:span><text:reference-mark-start text:name="prot.status"/><text:span text:style-name="T108">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7">PIN_PROTECTED</text:p>
          </table:table-cell>
          <table:table-cell table:style-name="Table57.A2" office:value-type="string">
            <text:p text:style-name="P100">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7">PUK_PROTECTED</text:p>
          </table:table-cell>
          <table:table-cell table:style-name="Table57.A2" office:value-type="string">
            <text:p text:style-name="P100">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7">PIN_BLOCKED</text:p>
          </table:table-cell>
          <table:table-cell table:style-name="Table57.A2" office:value-type="string">
            <text:p text:style-name="P100">0x04</text:p>
          </table:table-cell>
          <table:table-cell table:style-name="Table57.C2" office:value-type="string">
            <text:p text:style-name="Standard">The key has locked-up due to PIN errors.<text:span text:style-name="T102"> <text:s/>This bit </text:span><text:span text:style-name="T96">must</text:span><text:span text:style-name="T53"> </text:span>be <text:span text:style-name="T2">combined</text:span> with bit <text:span text:style-name="T105">PIN_PROTECTED</text:span></text:p>
          </table:table-cell>
        </table:table-row>
        <table:table-row table:style-name="Table57.2">
          <table:table-cell table:style-name="Table57.A2" office:value-type="string">
            <text:p text:style-name="P97">PUK_BLOCKED</text:p>
          </table:table-cell>
          <table:table-cell table:style-name="Table57.A2" office:value-type="string">
            <text:p text:style-name="P100">0x08</text:p>
          </table:table-cell>
          <table:table-cell table:style-name="Table57.C2" office:value-type="string">
            <text:p text:style-name="Standard">The key has locked-up due to PUK errors.<text:span text:style-name="T102"> <text:s/>This bit </text:span><text:span text:style-name="T96">must</text:span><text:span text:style-name="T53"> </text:span>be <text:span text:style-name="T2">combined</text:span> with bit <text:span text:style-name="T105">PUK_PROTECTED</text:span></text:p>
          </table:table-cell>
        </table:table-row>
        <table:table-row table:style-name="Table57.2">
          <table:table-cell table:style-name="Table57.A2" office:value-type="string">
            <text:p text:style-name="P97">DEVICE_PIN</text:p>
          </table:table-cell>
          <table:table-cell table:style-name="Table57.A2" office:value-type="string">
            <text:p text:style-name="P100">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3">If all bits are zero the key is not PIN protected.</text:p>
      <text:p text:style-name="Standard"><text:span text:style-name="T62"><text:line-break/>The following table illustrates how the </text:span><text:reference-mark-start text:name="key.bck.2"/><text:span text:style-name="T108">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9">SERVER</text:p>
          </table:table-cell>
          <table:table-cell table:style-name="Table112.A2" office:value-type="string">
            <text:p text:style-name="P100">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99">LOCAL</text:p>
          </table:table-cell>
          <table:table-cell table:style-name="Table112.A2" office:value-type="string">
            <text:p text:style-name="P100">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3"/>
      <text:h text:style-name="P17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6">Type URI.</text:span><text:span text:style-name="T14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6"><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90">⁮[</text:span><text:span text:style-name="T92"> </text:span><text:span text:style-name="T90">]</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9"/>
      <text:p text:style-name="P49"><text:span text:style-name="T112">getExtension</text:span> returns a typed extension object associated with a key.</text:p>
      <text:p text:style-name="P49">Note that encrypted extensions are decrypted during provisioning.</text:p>
      <text:p text:style-name="P49">If the extension is intended to be consumed by the SKS, <text:span text:style-name="T111">ExtensionData</text:span> <text:span text:style-name="T54">must</text:span> be returned as a zero-length array.</text:p>
      <text:h text:style-name="P17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9"/>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3">must</text:span> be returned.</text:p>
      <text:h text:style-name="P17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deleteKey</text:span> removes a key from the <text:span text:style-name="CrossRef"><text:reference-ref text:reference-format="text" text:ref-name="cred.db">Credential Database</text:reference-ref></text:span>.</text:p>
      <text:p text:style-name="P49">If the key is the last belonging to a provisioning session, the session data objects are removed as well.</text:p>
      <text:p text:style-name="P49">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49"><text:span text:style-name="T102">A conforming SKS </text:span><text:span text:style-name="T56">may</text:span><text:span text:style-name="T102"> introduce physical presence methods like GPIO-based buttons, </text:span><text:span text:style-name="T3">circumventing</text:span><text:span text:style-name="T102"> key </text:span><text:span text:style-name="CrossRef"><text:reference-ref text:reference-format="text" text:ref-name="deleteprotection">DeleteProtection</text:reference-ref></text:span><text:span text:style-name="T102"> settings.</text:span></text:p>
      <text:p text:style-name="P49"><text:span text:style-name="T102">Regarding delete of PIN and PUK policy objects, see </text:span><text:span text:style-name="CrossRef"><text:reference-ref text:reference-format="text" text:ref-name="key.protectionobjects">Key Protection Objects</text:reference-ref></text:span><text:span text:style-name="T102">.</text:span></text:p>
      <text:h text:style-name="P17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9"/>
      <text:p text:style-name="P49"><text:span text:style-name="T112">exportKey</text:span> exports a private or secret key from the <text:span text:style-name="CrossRef"><text:reference-ref text:reference-format="text" text:ref-name="cred.db">Credential Database</text:reference-ref></text:span>.</text:p>
      <text:p text:style-name="P49">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2">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7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unlockKey</text:span> re-enables a key that has been locked due to erroneous PIN entries.</text:p>
      <text:p text:style-name="P49">Note that this method only applies to keys that are protected by local PIN and PUK policy objects.</text:p>
      <text:p text:style-name="P49"><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49"><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7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49"><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49"><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7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9"/>
      <text:p text:style-name="P49"><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49"><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49"><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7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3">must</text:span> be hashed <text:span text:style-name="T2">as required by the signature algorithm</text:span>.</text:p>
      <text:p text:style-name="Text_20_body">The <text:span text:style-name="T105">Parameters</text:span> object <text:span text:style-name="T53">must</text:span> be of zero length for signature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2">The length of </text:span><text:span text:style-name="T108">Data</text:span><text:span text:style-name="T62"> </text:span><text:span text:style-name="T65">must</text:span><text:span text:style-name="T62"> match the hash algorithm. <text:s/>Note that signature algorithms that do not define a specific hash algorithm impose no tests on </text:span><text:span text:style-name="T108">Data</text:span><text:span text:style-name="T62"> length. <text:s/>The </text:span><text:a xlink:type="simple" xlink:href="http://xmlns.webpki.org/keygen2/1.0#algorithm.rsa.none"><text:span text:style-name="T130">http://xmlns.webpki.org/keygen2/1.0#algorithm.rsa.none</text:span></text:a><text:span text:style-name="T126"> signature </text:span><text:span text:style-name="T62">algorithm </text:span><text:span text:style-name="T65">must</text:span><text:span text:style-name="T62"> format the signature packet according to </text:span><text:span text:style-name="CrossRef"><text:span text:style-name="T94"><text:reference-ref text:reference-format="text" text:ref-name="pkcs1">PKCS #1</text:reference-ref></text:span></text:span><text:span text:style-name="T62">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7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3">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3">must</text:span> be of zero length for encryption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7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 key</text:p>
          </table:table-cell>
        </table:table-row>
      </table:table>
      <text:p text:style-name="Text_20_body"/>
      <text:p text:style-name="Text_20_body"><text:span text:style-name="T105">keyAgreement</text:span> performs an asymmetric key agreement operation resulting in a shared secret key.</text:p>
      <text:p text:style-name="Text_20_body">The <text:span text:style-name="T105">Parameters</text:span> object <text:span text:style-name="T53">must</text:span> be of zero length for key agreement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1"/>
      <text:h text:style-name="P17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7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text:span text:style-name="T105">IV</text:span> (Initialization Vector) is not required by the encryption algorithm, <text:span text:style-name="T105">IV</text:span> <text:span text:style-name="T53">must</text:span> be of zero length.</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1"/>
      <text:h text:style-name="P175"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2">Chunk</text:span> data</text:p>
          </table:table-cell>
        </table:table-row>
      </table:table>
      <text:p text:style-name="Text_20_body"/>
      <text:p text:style-name="Standard">.</text:p>
      <text:p text:style-name="P61"/>
      <text:list xml:id="list40462226" text:style-name="Numbering_20_4">
        <text:list-item>
          <text:h text:style-name="P176" text:outline-level="4"><text:bookmark text:name="__RefHeading__207023_2146041088"/><text:reference-mark-start text:name="kg2.int"/>KeyGen2 Proxy<text:bookmark-end text:name="__RefHeading__207023_2146041088"/><text:reference-mark-end text:name="kg2.int"/></text:h>
        </text:list-item>
      </text:list>
      <text:p text:style-name="P49">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svg:desc>OLE-object</svg:desc></draw:frame></text:p>
      <text:p text:style-name="Standard"/>
      <text:p text:style-name="P49">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5" svg:x1="0.3709in" svg:y1="0.0661in" svg:x2="0.3709in" svg:y2="1.2878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5" svg:width="0.3067in" svg:height="0.1713in" draw:transform="skewX (0.0720820981073522) rotate (-1.2184143508182) translate (0.11649931622855in 0.502993904768664in)" svg:viewBox="0 0 780 436" svg:d="m0 1270582c245-308 723-136 780 279"><text:p/></draw:path><draw:path draw:style-name="gr7" draw:text-style-name="P185" svg:width="0.3091in" svg:height="0.1717in" draw:transform="skewX (0.068067840827766) rotate (-1.22085781177099) translate (0.124805294687434in 0.139011726358149in)" svg:viewBox="0 0 786 437" svg:d="m0 1261304c247-309 729-137 786 279"><text:p/></draw:path><draw:path draw:style-name="gr7" draw:text-style-name="P185" svg:width="0.5736in" svg:height="0.3949in" draw:transform="skewX (0.138230076757925) rotate (-1.18036617312473) translate (0.256204827052958in 0.527845900801993in)" svg:viewBox="0 0 1458 1004" svg:d="m0 1403028c441-561 1350 22 1458 781"><text:p/></draw:path></draw:g></text:p>
          </table:table-cell>
          <table:covered-table-cell/>
          <table:table-cell table:style-name="Table115.A2" table:number-rows-spanned="4" office:value-type="string">
            <text:p text:style-name="P32"><draw:line text:anchor-type="paragraph" draw:z-index="9" draw:style-name="gr5" draw:text-style-name="P185" svg:x1="0.3862in" svg:y1="0.0555in" svg:x2="0.3862in" svg:y2="1.2571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F2" office:value-type="string">
            <text:p text:style-name="P150">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covered-table-cell/>
          <table:table-cell table:style-name="Table115.C2" table:number-rows-spanned="2" office:value-type="string">
            <text:p text:style-name="P151"/>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40447596" text:continue-numbering="true" text:style-name="Numbering_20_4">
        <text:list-item>
          <text:h text:style-name="P17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5">ProvisioningHandle</text:span><text:span text:style-name="T84">, ...</text:span> = <text:span text:style-name="CrossRef"><text:reference-ref text:reference-format="text" text:ref-name="createProvisioningSession">createProvisioningSession</text:reference-ref></text:span> (…)</text:p>
      <text:p text:style-name="P114"><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4"><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4"><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4"><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8">If keys are to be created entirely locally, this requires local software emulation of an issuer.</text:p>
      <text:p text:style-name="P58"/>
      <text:list xml:id="list4045885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57">®</text:span> is available including a JUnit suite.</text:p>
      <text:p text:style-name="Text_20_body"><text:span text:style-name="T84">URL: </text:span><text:a xlink:type="simple" xlink:href="http://code.google.com/p/openkeystore">http://code.google.com/p/openkeystore</text:a></text:p>
      <text:p text:style-name="Text_20_body"/>
      <text:list xml:id="list40446791" text:continue-numbering="true" text:style-name="Numbering_20_4">
        <text:list-item>
          <text:h text:style-name="P17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8">CredentialDiscoveryRequest</text:span><text:span text:style-name="T12">  </text:span><text:span text:style-name="T125">…</text:span><text:span text:style-name="T124"> <text:s/>&gt;<text:line-break/></text:span></text:p>
            <text:p text:style-name="P80"><text:span text:style-name="T124">    &lt;</text:span><text:span text:style-name="T38">LookupSpecifier</text:span><text:span text:style-name="T124"> </text:span><text:span text:style-name="T47">ID</text:span><text:span text:style-name="T124">="Lookup.1" </text:span><text:span text:style-name="T47">Nonce</text:span><text:span text:style-name="T124">="nSgmg4cznqE ... WrH2421w9SYA="&gt;<text:line-break/> <text:s text:c="3"/>    &lt;</text:span><text:span text:style-name="T38">SearchFilter</text:span><text:span text:style-name="T124"> </text:span><text:span text:style-name="T47">Email</text:span><text:span text:style-name="T124">="john.doe@example.com"/&gt;<text:line-break/>        &lt;</text:span><text:span text:style-name="T133">ds</text:span><text:span text:style-name="T124">:</text:span><text:span text:style-name="T38">Signatur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CanonicalizationMethod</text:span><text:span text:style-name="T124"> </text:span><text:span text:style-name="T47">Algorithm</text:span><text:span text:style-name="T124">="http://www.w3.org/2001/10/xml-exc-c14n#"/&gt;<text:line-break/>                &lt;</text:span><text:span text:style-name="T133">ds</text:span><text:span text:style-name="T124">:</text:span><text:span text:style-name="T38">SignatureMethod</text:span><text:span text:style-name="T124"> </text:span><text:span text:style-name="T47">Algorithm</text:span><text:span text:style-name="T124">="http://www.w3.org/2001/04/xmldsig-more#rsa-sha256"/&gt;<text:line-break/>                &lt;</text:span><text:span text:style-name="T133">ds</text:span><text:span text:style-name="T124">:</text:span><text:span text:style-name="T38">Reference</text:span><text:span text:style-name="T124"> </text:span><text:span text:style-name="T47">URI</text:span><text:span text:style-name="T124">="#Lookup.1"&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Transform</text:span><text:span text:style-name="T124"> </text:span><text:span text:style-name="T47">Algorithm</text:span><text:span text:style-name="T124">="http://www.w3.org/2000/09/xmldsig#enveloped-signature"/&gt;<text:line-break/>                        &lt;</text:span><text:span text:style-name="T133">ds</text:span><text:span text:style-name="T124">:</text:span><text:span text:style-name="T38">Transform</text:span><text:span text:style-name="T124"> </text:span><text:span text:style-name="T47">Algorithm</text:span><text:span text:style-name="T124">="http://www.w3.org/2001/10/xml-exc-c14n#"/&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DigestMethod</text:span><text:span text:style-name="T124"> </text:span><text:span text:style-name="T47">Algorithm</text:span><text:span text:style-name="T124">="http://www.w3.org/2001/04/xmlenc#sha256"/&gt;<text:line-break/>                    &lt;</text:span><text:span text:style-name="T133">ds</text:span><text:span text:style-name="T124">:</text:span><text:span text:style-name="T38">DigestValue</text:span><text:span text:style-name="T124">&gt;JBfoi8iBKRyWxXYlTTU1cdyybMTyJr+WDW+qCJdxoGE=&lt;/</text:span><text:span text:style-name="T133">ds</text:span><text:span text:style-name="T124">:</text:span><text:span text:style-name="T38">DigestValue</text:span><text:span text:style-name="T124">&gt;<text:line-break/>                &lt;/</text:span><text:span text:style-name="T133">ds</text:span><text:span text:style-name="T124">:</text:span><text:span text:style-name="T38">Referenc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SignatureValue</text:span><text:span text:style-name="T124">&gt;mSMaH6wChPQRDT... JKrW3n/dL7seGbg==&lt;/</text:span><text:span text:style-name="T133">ds</text:span><text:span text:style-name="T124">:</text:span><text:span text:style-name="T38">SignatureValue</text:span><text:span text:style-name="T124">&gt;<text:line-break/>            &lt;</text:span><text:span text:style-name="T133">ds</text:span><text:span text:style-name="T124">:</text:span><text:span text:style-name="T38">KeyInfo</text:span><text:span text:style-name="T124">&gt;<text:line-break/> <text:s text:c="14"/>&lt;</text:span><text:span text:style-name="T133">ds</text:span><text:span text:style-name="T124">:</text:span><text:span text:style-name="T38">RSAKeyValue</text:span><text:span text:style-name="T124">&gt;<text:line-break/> <text:s text:c="17"/>&lt;</text:span><text:span text:style-name="T133">ds</text:span><text:span text:style-name="T124">:</text:span><text:span text:style-name="T38">Modulus</text:span><text:span text:style-name="T124">&gt;ALhBpUjJK/mSjPAe/ … fXG8z1V3mVDZTBM7eZ&lt;/</text:span><text:span text:style-name="T133">ds</text:span><text:span text:style-name="T124">:</text:span><text:span text:style-name="T38">Modulus</text:span><text:span text:style-name="T124">&gt;<text:line-break/> <text:s text:c="17"/>&lt;</text:span><text:span text:style-name="T133">ds</text:span><text:span text:style-name="T124">:</text:span><text:span text:style-name="T38">Exponent</text:span><text:span text:style-name="T124">&gt;AQAB&lt;/</text:span><text:span text:style-name="T133">ds</text:span><text:span text:style-name="T124">:</text:span><text:span text:style-name="T38">Exponent</text:span><text:span text:style-name="T124">&gt;<text:line-break/> <text:s text:c="14"/>&lt;/</text:span><text:span text:style-name="T133">ds</text:span><text:span text:style-name="T124">:</text:span><text:span text:style-name="T38">RSAKeyValue</text:span><text:span text:style-name="T124">&gt;</text:span></text:p>
            <text:p text:style-name="P80"><text:span text:style-name="T124">            &lt;/</text:span><text:span text:style-name="T133">ds</text:span><text:span text:style-name="T124">:</text:span><text:span text:style-name="T38">KeyInfo</text:span><text:span text:style-name="T124">&gt;<text:line-break/>        &lt;/</text:span><text:span text:style-name="T133">ds</text:span><text:span text:style-name="T124">:</text:span><text:span text:style-name="T38">Signature</text:span><text:span text:style-name="T124">&gt;<text:line-break/>    &lt;/</text:span><text:span text:style-name="T38">LookupSpecifier</text:span><text:span text:style-name="T124">&gt;<text:line-break/></text:span></text:p>
            <text:p text:style-name="Standard"><text:span text:style-name="T124">&lt;/</text:span><text:span text:style-name="T38">CredentialDiscoveryRequest</text:span><text:span text:style-name="T124">&gt;</text:span></text:p>
          </table:table-cell>
        </table:table-row>
      </table:table>
      <text:p text:style-name="Text_20_body"/>
      <text:p text:style-name="Standard">The example works as follows:<text:line-break/></text:p>
      <text:list xml:id="list40445415" text:style-name="L5">
        <text:list-item>
          <text:p text:style-name="P184">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84">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4">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8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4">Collect the keys from step #4 that also feature the e-mail addresss <text:span text:style-name="T144">"</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0471603" text:continue-list="list40446791" text:style-name="Numbering_20_4">
        <text:list-item>
          <text:h text:style-name="P176" text:outline-level="4"><text:bookmark text:name="__RefHeading__15353_972012461"/><text:reference-mark-start text:name="sec.cons"/>Security Considerations<text:bookmark-end text:name="__RefHeading__15353_972012461"/><text:reference-mark-end text:name="sec.cons"/></text:h>
        </text:list-item>
      </text:list>
      <text:p text:style-name="P50">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0">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0">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0">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0">There is no protection against DoS (Denial of Service) attacks on SKS storage space due to malicious middleware.</text:p>
      <text:p text:style-name="P50">SKS does not have any built-in policy, it is up to the individual<text:span text:style-name="T2"> issuer</text:span> deciding about suitable key protections options, key sizes, and private key imports.</text:p>
      <text:p text:style-name="P50"/>
      <text:list xml:id="list4045030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0">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0">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0445294" text:continue-numbering="true" text:style-name="Numbering_20_4">
        <text:list-item>
          <text:h text:style-name="P17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6"><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6"><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0477532" text:continue-numbering="true" text:style-name="Numbering_20_4">
        <text:list-item>
          <text:h text:style-name="P17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0452714" text:style-name="L6">
        <text:list-item>
          <text:p text:style-name="P163"><text:span text:style-name="T2">CT-KIP by RSA Security</text:span>: KeyGen2 format and basic operation</text:p>
        </text:list-item>
        <text:list-item>
          <text:p text:style-name="P16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3"><text:span text:style-name="T2">SCP80 by GlobalPlatform</text:span>: Secure messaging including “rolling MACs”</text:p>
        </text:list-item>
        <text:list-item>
          <text:p text:style-name="P163"><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40455395" text:continue-list="list4047753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0460184"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0451509" text:style-name="L7">
        <text:list-item>
          <text:p text:style-name="P164">Investigating “physical presence” GPIO options</text:p>
        </text:list-item>
        <text:list-item>
          <text:p text:style-name="P164">Language check</text:p>
        </text:list-item>
        <text:list-item>
          <text:p text:style-name="P16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4, WebPKI.org, 2011-11-21<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03</meta:editing-cycles>
    <meta:editing-duration>PT27H56M05S</meta:editing-duration>
    <dc:title>Secure Key Store - API and Architecture</dc:title>
    <dc:date>2011-11-21T20:33:35.60</dc:date>
    <dc:creator>Anders Rundgren</dc:creator>
    <meta:document-statistic meta:table-count="119" meta:image-count="0" meta:object-count="5" meta:page-count="72" meta:paragraph-count="2273" meta:word-count="15145" meta:character-count="10966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